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513352.112221709" calcext:value-type="float">
            <text:p><text:s/>513,352 <text:s/></text:p>
          </table:table-cell>
          <table:table-cell table:style-name="ce41" office:value-type="float" office:value="6008.99368866468" calcext:value-type="float">
            <text:p><text:s/>6,009 <text:s/></text:p>
          </table:table-cell>
          <table:table-cell table:style-name="ce41" office:value-type="float" office:value="507343.118533044" calcext:value-type="float">
            <text:p><text:s/>507,34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1621332.6588889" calcext:value-type="float">
            <text:p><text:s/>11,621,333 <text:s/></text:p>
          </table:table-cell>
          <table:table-cell table:style-name="ce42" office:value-type="float" office:value="3739615.72" calcext:value-type="float">
            <text:p><text:s/>3,739,616 <text:s/></text:p>
          </table:table-cell>
          <table:table-cell table:style-name="ce42" office:value-type="float" office:value="7700450.22777778" calcext:value-type="float">
            <text:p><text:s/>7,700,450 <text:s/></text:p>
          </table:table-cell>
          <table:table-cell table:style-name="ce42" office:value-type="float" office:value="57055.6" calcext:value-type="float">
            <text:p><text:s/>57,0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211.111111111" calcext:value-type="float">
            <text:p><text:s/>124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9858" calcext:value-type="float">
            <text:p><text:s/>39,8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9858" calcext:value-type="float">
            <text:p><text:s/>39,8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98956.692521709" calcext:value-type="float">
            <text:p><text:s/>198,957 <text:s/></text:p>
          </table:table-cell>
          <table:table-cell table:style-name="ce42" office:value-type="float" office:value="666046.594799776" calcext:value-type="float">
            <text:p><text:s/>666,047 <text:s/></text:p>
          </table:table-cell>
          <table:table-cell table:style-name="ce42" office:value-type="float" office:value="-482109.013689178" calcext:value-type="float">
            <text:p><text:s/>-482,1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19.1114111111" calcext:value-type="float">
            <text:p><text:s/>15,0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895870.0785889" calcext:value-type="float">
            <text:p><text:s/>11,895,870 <text:s/></text:p>
          </table:table-cell>
          <table:table-cell table:style-name="ce43" office:value-type="float" office:value="3079578.11888889" calcext:value-type="float">
            <text:p><text:s/>3,079,578 <text:s/></text:p>
          </table:table-cell>
          <table:table-cell table:style-name="ce43" office:value-type="float" office:value="8689902.36" calcext:value-type="float">
            <text:p><text:s/>8,689,902 <text:s/></text:p>
          </table:table-cell>
          <table:table-cell table:style-name="ce43" office:value-type="float" office:value="57055.6" calcext:value-type="float">
            <text:p><text:s/>57,05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9333.9997" calcext:value-type="float">
            <text:p><text:s/>69,33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1946" calcext:value-type="float">
            <text:p><text:s/>-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411461.2482003" calcext:value-type="float">
            <text:p><text:s/>11,411,461 <text:s/></text:p>
          </table:table-cell>
          <table:table-cell table:style-name="ce42" office:value-type="float" office:value="3079578.11888889" calcext:value-type="float">
            <text:p><text:s/>3,079,578 <text:s/></text:p>
          </table:table-cell>
          <table:table-cell table:style-name="ce42" office:value-type="float" office:value="5917388.286533" calcext:value-type="float">
            <text:p><text:s/>5,917,3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9034.6283" calcext:value-type="float">
            <text:p><text:s/>1,939,0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079991.11888889" calcext:value-type="float">
            <text:p><text:s/>3,079,991 <text:s/></text:p>
          </table:table-cell>
          <table:table-cell table:style-name="ce42" office:value-type="float" office:value="3079578.11888889" calcext:value-type="float">
            <text:p><text:s/>3,079,5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3" calcext:value-type="float">
            <text:p><text:s/>4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2000638.78718889" calcext:value-type="float">
            <text:p><text:s/>2,000,6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017.1588888889" calcext:value-type="float">
            <text:p><text:s/>62,0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38621.6283" calcext:value-type="float">
            <text:p><text:s/>1,938,62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545987.52" calcext:value-type="float">
            <text:p><text:s/>5,545,9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45987.52" calcext:value-type="float">
            <text:p><text:s/>5,545,9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84843.822122546" calcext:value-type="float">
            <text:p><text:s/>784,84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09383.607644112" calcext:value-type="float">
            <text:p><text:s/>309,38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914293.691" calcext:value-type="float">
            <text:p><text:s/>3,914,2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15126.33333333" calcext:value-type="float">
            <text:p><text:s/>2,315,1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914293.691" calcext:value-type="float">
            <text:p><text:s/>3,914,2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315126.33333333" calcext:value-type="float">
            <text:p><text:s/>2,315,1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17401.460555556" calcext:value-type="float">
            <text:p><text:s/>617,4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0.79444444444" calcext:value-type="float">
            <text:p><text:s/>1,9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4.44444444444" calcext:value-type="float">
            <text:p><text:s/>1,9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643.318888888889" calcext:value-type="float">
            <text:p><text:s/>6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3.318888888889" calcext:value-type="float">
            <text:p><text:s/>6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305611.142333333" calcext:value-type="float">
            <text:p><text:s/>305,6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7.47555555556" calcext:value-type="float">
            <text:p><text:s/>1,2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4.44444444444" calcext:value-type="float">
            <text:p><text:s/>1,9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11146.999333333" calcext:value-type="float">
            <text:p><text:s/>311,14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2128.3370333333" calcext:value-type="float">
            <text:p><text:s/>32,12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564.66636666667" calcext:value-type="float">
            <text:p><text:s/>1,56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749172.72379968" calcext:value-type="float">
            <text:p><text:s/>3,749,17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70593.27902255" calcext:value-type="float">
            <text:p><text:s/>2,770,593 <text:s/></text:p>
          </table:table-cell>
          <table:table-cell table:style-name="ce44" office:value-type="float" office:value="57055.6" calcext:value-type="float">
            <text:p><text:s/>57,05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41916.593922222" calcext:value-type="float">
            <text:p><text:s/>441,91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606452.67935523" calcext:value-type="float">
            <text:p><text:s/>3,606,45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770593.27902255" calcext:value-type="float">
            <text:p><text:s/>2,770,59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56252.149477778" calcext:value-type="float">
            <text:p><text:s/>356,25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594899.77157745" calcext:value-type="float">
            <text:p><text:s/>3,594,9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9040.37124478" calcext:value-type="float">
            <text:p><text:s/>2,759,0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6252.149477778" calcext:value-type="float">
            <text:p><text:s/>356,2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2045.05" calcext:value-type="float">
            <text:p><text:s/>12,0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45.05" calcext:value-type="float">
            <text:p><text:s/>12,0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110.03777777778" calcext:value-type="float">
            <text:p><text:s/>4,1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10.03777777778" calcext:value-type="float">
            <text:p><text:s/>4,1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7109.2427689376" calcext:value-type="float">
            <text:p><text:s/>37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109.2427689376" calcext:value-type="float">
            <text:p><text:s/>37,1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87724.955819775" calcext:value-type="float">
            <text:p><text:s/>187,7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724.955819775" calcext:value-type="float">
            <text:p><text:s/>187,7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83689.394878286" calcext:value-type="float">
            <text:p><text:s/>583,6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3689.394878286" calcext:value-type="float">
            <text:p><text:s/>583,6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85532.0150432693" calcext:value-type="float">
            <text:p><text:s/>85,5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532.0150432693" calcext:value-type="float">
            <text:p><text:s/>85,5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5190.6133333333" calcext:value-type="float">
            <text:p>( 45,19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5190.6133333333" calcext:value-type="float">
            <text:p>( 45,19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0341.401709936" calcext:value-type="float">
            <text:p>( 40,34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0341.401709936" calcext:value-type="float">
            <text:p>( 40,34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79444.665355702" calcext:value-type="float">
            <text:p><text:s/>279,4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444.665355702" calcext:value-type="float">
            <text:p><text:s/>279,4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08031.484479315" calcext:value-type="float">
            <text:p><text:s/>208,0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031.484479315" calcext:value-type="float">
            <text:p><text:s/>208,03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681.23" calcext:value-type="float">
            <text:p><text:s/>10,68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0681.23" calcext:value-type="float">
            <text:p><text:s/>10,68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251.95222222222" calcext:value-type="float">
            <text:p><text:s/>1,2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1.95222222222" calcext:value-type="float">
            <text:p><text:s/>1,2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921201.87888889" calcext:value-type="float">
            <text:p><text:s/>1,921,2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4800.76777778" calcext:value-type="float">
            <text:p><text:s/>1,914,8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01.11111111111" calcext:value-type="float">
            <text:p><text:s/>6,4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41155.94888889" calcext:value-type="float">
            <text:p><text:s/>1,641,1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1155.94888889" calcext:value-type="float">
            <text:p><text:s/>1,641,1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0045.93" calcext:value-type="float">
            <text:p><text:s/>280,0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3644.818888889" calcext:value-type="float">
            <text:p><text:s/>273,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01.11111111111" calcext:value-type="float">
            <text:p><text:s/>6,40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36912.609221567" calcext:value-type="float">
            <text:p><text:s/>836,9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35.5422222222" calcext:value-type="float">
            <text:p><text:s/>18,1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9169.816144444" calcext:value-type="float">
            <text:p><text:s/>339,1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28557.720332678" calcext:value-type="float">
            <text:p><text:s/>828,5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35.5422222222" calcext:value-type="float">
            <text:p><text:s/>18,1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814.927255556" calcext:value-type="float">
            <text:p><text:s/>330,81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354.88888888889" calcext:value-type="float">
            <text:p><text:s/>8,3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8354.88888888889" calcext:value-type="float">
            <text:p><text:s/>8,3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613.09444444444" calcext:value-type="float">
            <text:p><text:s/>8,61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73.427777777778" calcext:value-type="float">
            <text:p><text:s/>17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439.66666666667" calcext:value-type="float">
            <text:p><text:s/>8,440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36.88888888889" calcext:value-type="float">
            <text:p><text:s/>1,5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36.88888888889" calcext:value-type="float">
            <text:p><text:s/>1,5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627.666666666667" calcext:value-type="float">
            <text:p><text:s/>6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27.666666666667" calcext:value-type="float">
            <text:p><text:s/>6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77" calcext:value-type="float">
            <text:p><text:s/>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7" calcext:value-type="float">
            <text:p><text:s/>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74.866666666667" calcext:value-type="float">
            <text:p><text:s/>2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.866666666667" calcext:value-type="float">
            <text:p><text:s/>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74.866666666667" calcext:value-type="float">
            <text:p><text:s/>2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.866666666667" calcext:value-type="float">
            <text:p><text:s/>2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1264.2977777778" calcext:value-type="float">
            <text:p><text:s/>11,2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64.2977777778" calcext:value-type="float">
            <text:p><text:s/>11,2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81.1511111111111" calcext:value-type="float">
            <text:p><text:s/>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.1511111111111" calcext:value-type="float">
            <text:p><text:s/>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1183.1466666667" calcext:value-type="float">
            <text:p><text:s/>11,18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183.1466666667" calcext:value-type="float">
            <text:p><text:s/>11,18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3.7433333333333" calcext:value-type="float">
            <text:p><text:s/>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.7433333333333" calcext:value-type="float">
            <text:p><text:s/>1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142720.044444444" calcext:value-type="float">
            <text:p><text:s/>142,7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055.6" calcext:value-type="float">
            <text:p><text:s/>57,0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664.4444444444" calcext:value-type="float">
            <text:p><text:s/>85,6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142720.044444444" calcext:value-type="float">
            <text:p><text:s/>142,72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055.6" calcext:value-type="float">
            <text:p><text:s/>57,0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664.4444444444" calcext:value-type="float">
            <text:p><text:s/>85,6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525624.919005" calcext:value-type="float">
            <text:p><text:s/>26,525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30280.919005" calcext:value-type="float">
            <text:p><text:s/>25,030,2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5344" calcext:value-type="float">
            <text:p><text:s/>1,495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605443.616" calcext:value-type="float">
            <text:p><text:s/>23,605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05443.616" calcext:value-type="float">
            <text:p><text:s/>23,605,4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20181.303005" calcext:value-type="float">
            <text:p><text:s/>2,920,1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4837.303005" calcext:value-type="float">
            <text:p><text:s/>1,424,8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5344" calcext:value-type="float">
            <text:p><text:s/>1,495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35122" calcext:value-type="float">
            <text:p><text:s/>135,122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711484.2874863" calcext:value-type="float">
            <text:p><text:s/>29,711,484 <text:s/></text:p>
          </table:table-cell>
          <table:table-cell table:style-name="ce42" office:value-type="float" office:value="24129707" calcext:value-type="float">
            <text:p><text:s/>24,129,70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3712.61466667" calcext:value-type="float">
            <text:p><text:s/>1,053,7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07817.99155732" calcext:value-type="float">
            <text:p><text:s/>1,407,8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2590.04444444" calcext:value-type="float">
            <text:p><text:s/>1,802,5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8730.453333333" calcext:value-type="float">
            <text:p><text:s/>548,7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910890.408006431" calcext:value-type="float">
            <text:p><text:s/>-910,890 <text:s/></text:p>
          </table:table-cell>
          <table:table-cell table:style-name="ce42" office:value-type="float" office:value="-299220" calcext:value-type="float">
            <text:p><text:s/>-299,22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85.4906666666" calcext:value-type="float">
            <text:p><text:s/>13,4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998358.2061576" calcext:value-type="float">
            <text:p><text:s/>26,998,358 <text:s/></text:p>
          </table:table-cell>
          <table:table-cell table:style-name="ce43" office:value-type="float" office:value="24564049" calcext:value-type="float">
            <text:p><text:s/>24,564,04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40227.124" calcext:value-type="float">
            <text:p><text:s/>1,040,2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06758.24526496" calcext:value-type="float">
            <text:p><text:s/>3,406,7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91.35466666667" calcext:value-type="float">
            <text:p><text:s/>5,49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772" calcext:value-type="float">
            <text:p><text:s/>-0 <text:s/></text:p>
          </table:table-cell>
          <table:table-cell table:style-name="ce43" office:value-type="float" office:value="-0.0000000000132" calcext:value-type="float">
            <text:p><text:s/>-0 <text:s/></text:p>
          </table:table-cell>
          <table:table-cell table:style-name="ce43" office:value-type="float" office:value="0.00000000000146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6029.998293333" calcext:value-type="float">
            <text:p><text:s/>176,030 <text:s/></text:p>
          </table:table-cell>
          <table:table-cell table:style-name="ce42" office:value-type="float" office:value="251246.8270746" calcext:value-type="float">
            <text:p><text:s/>251,247 <text:s/></text:p>
          </table:table-cell>
          <table:table-cell table:style-name="ce42" office:value-type="float" office:value="48183.3891105" calcext:value-type="float">
            <text:p><text:s/>48,183 <text:s/></text:p>
          </table:table-cell>
          <table:table-cell table:style-name="ce42" office:value-type="float" office:value="30023091.2632921" calcext:value-type="float">
            <text:p><text:s/>30,023,091 <text:s/></text:p>
          </table:table-cell>
          <table:table-cell table:style-name="ce42" office:value-type="float" office:value="24564049" calcext:value-type="float">
            <text:p><text:s/>24,564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77595.6555556" calcext:value-type="float">
            <text:p><text:s/>24,577,596 <text:s/></text:p>
          </table:table-cell>
          <table:table-cell table:style-name="ce42" office:value-type="float" office:value="24564049" calcext:value-type="float">
            <text:p><text:s/>24,564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56092.57777778" calcext:value-type="float">
            <text:p><text:s/>5,356,0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76029.998293333" calcext:value-type="float">
            <text:p><text:s/>176,030 <text:s/></text:p>
          </table:table-cell>
          <table:table-cell table:style-name="ce43" office:value-type="float" office:value="251246.8270746" calcext:value-type="float">
            <text:p><text:s/>251,247 <text:s/></text:p>
          </table:table-cell>
          <table:table-cell table:style-name="ce43" office:value-type="float" office:value="48183.3891105" calcext:value-type="float">
            <text:p><text:s/>48,183 <text:s/></text:p>
          </table:table-cell>
          <table:table-cell table:style-name="ce43" office:value-type="float" office:value="89403.0299587992" calcext:value-type="float">
            <text:p><text:s/>89,40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63775.933333333" calcext:value-type="float">
            <text:p><text:s/>663,776 <text:s/></text:p>
          </table:table-cell>
          <table:table-cell table:style-name="ce42" office:value-type="float" office:value="822867.864" calcext:value-type="float">
            <text:p><text:s/>822,868 <text:s/></text:p>
          </table:table-cell>
          <table:table-cell table:style-name="ce42" office:value-type="float" office:value="112523.560333333" calcext:value-type="float">
            <text:p><text:s/>112,524 <text:s/></text:p>
          </table:table-cell>
          <table:table-cell table:style-name="ce42" office:value-type="float" office:value="28241263.0545484" calcext:value-type="float">
            <text:p><text:s/>28,241,26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4313" calcext:value-type="float">
            <text:p><text:s/>984,313 <text:s/></text:p>
          </table:table-cell>
          <table:table-cell table:style-name="ce42" office:value-type="float" office:value="540810.325333333" calcext:value-type="float">
            <text:p><text:s/>540,8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63775.933333333" calcext:value-type="float">
            <text:p><text:s/>663,776 <text:s/></text:p>
          </table:table-cell>
          <table:table-cell table:style-name="ce42" office:value-type="float" office:value="822867.864" calcext:value-type="float">
            <text:p><text:s/>822,868 <text:s/></text:p>
          </table:table-cell>
          <table:table-cell table:style-name="ce42" office:value-type="float" office:value="112523.560333333" calcext:value-type="float">
            <text:p><text:s/>112,524 <text:s/></text:p>
          </table:table-cell>
          <table:table-cell table:style-name="ce42" office:value-type="float" office:value="26272684.2521022" calcext:value-type="float">
            <text:p><text:s/>26,272,6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4313" calcext:value-type="float">
            <text:p><text:s/>984,313 <text:s/></text:p>
          </table:table-cell>
          <table:table-cell table:style-name="ce42" office:value-type="float" office:value="402222.865998222" calcext:value-type="float">
            <text:p><text:s/>402,2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68578.80244622" calcext:value-type="float">
            <text:p><text:s/>1,968,57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8587.459335111" calcext:value-type="float">
            <text:p><text:s/>138,5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71262" calcext:value-type="float">
            <text:p><text:s/>171,262 <text:s/></text:p>
          </table:table-cell>
          <table:table-cell table:style-name="ce42" office:value-type="float" office:value="410754.575" calcext:value-type="float">
            <text:p><text:s/>410,755 <text:s/></text:p>
          </table:table-cell>
          <table:table-cell table:style-name="ce42" office:value-type="float" office:value="31519.6466666667" calcext:value-type="float">
            <text:p><text:s/>31,520 <text:s/></text:p>
          </table:table-cell>
          <table:table-cell table:style-name="ce42" office:value-type="float" office:value="2046552.41133333" calcext:value-type="float">
            <text:p><text:s/>2,046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4313" calcext:value-type="float">
            <text:p><text:s/>984,313 <text:s/></text:p>
          </table:table-cell>
          <table:table-cell table:style-name="ce42" office:value-type="float" office:value="33712.536" calcext:value-type="float">
            <text:p><text:s/>33,7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.644444444444" calcext:value-type="float">
            <text:p><text:s/>3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4328" calcext:value-type="float">
            <text:p><text:s/>104,328 <text:s/></text:p>
          </table:table-cell>
          <table:table-cell table:style-name="ce42" office:value-type="float" office:value="166541.575666667" calcext:value-type="float">
            <text:p><text:s/>166,542 <text:s/></text:p>
          </table:table-cell>
          <table:table-cell table:style-name="ce42" office:value-type="float" office:value="31519.6466666667" calcext:value-type="float">
            <text:p><text:s/>31,520 <text:s/></text:p>
          </table:table-cell>
          <table:table-cell table:style-name="ce42" office:value-type="float" office:value="10973.2444444444" calcext:value-type="float">
            <text:p><text:s/>10,9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6934" calcext:value-type="float">
            <text:p><text:s/>66,934 <text:s/></text:p>
          </table:table-cell>
          <table:table-cell table:style-name="ce42" office:value-type="float" office:value="244212.999333333" calcext:value-type="float">
            <text:p><text:s/>244,2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8753.10022222" calcext:value-type="float">
            <text:p><text:s/>2,028,75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4313" calcext:value-type="float">
            <text:p><text:s/>984,313 <text:s/></text:p>
          </table:table-cell>
          <table:table-cell table:style-name="ce42" office:value-type="float" office:value="33712.536" calcext:value-type="float">
            <text:p><text:s/>33,7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2.86666666667" calcext:value-type="float">
            <text:p><text:s/>6,0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8.688888888889" calcext:value-type="float">
            <text:p><text:s/>4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250.06666666667" calcext:value-type="float">
            <text:p><text:s/>6,250 <text:s/></text:p>
          </table:table-cell>
          <table:table-cell table:style-name="ce44" office:value-type="float" office:value="20081.565" calcext:value-type="float">
            <text:p><text:s/>20,082 <text:s/></text:p>
          </table:table-cell>
          <table:table-cell table:style-name="ce44" office:value-type="float" office:value="4232.039" calcext:value-type="float">
            <text:p><text:s/>4,23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0233.868373333" calcext:value-type="float">
            <text:p><text:s/>310,234 <text:s/></text:p>
          </table:table-cell>
          <table:table-cell table:style-name="ce44" office:value-type="float" office:value="140784.8969254" calcext:value-type="float">
            <text:p><text:s/>140,785 <text:s/></text:p>
          </table:table-cell>
          <table:table-cell table:style-name="ce44" office:value-type="float" office:value="28588.4855561667" calcext:value-type="float">
            <text:p><text:s/>28,588 <text:s/></text:p>
          </table:table-cell>
          <table:table-cell table:style-name="ce44" office:value-type="float" office:value="19763219.3408156" calcext:value-type="float">
            <text:p><text:s/>19,763,21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41833.55866667" calcext:value-type="float">
            <text:p><text:s/>1,541,83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0233.868373333" calcext:value-type="float">
            <text:p><text:s/>310,234 <text:s/></text:p>
          </table:table-cell>
          <table:table-cell table:style-name="ce44" office:value-type="float" office:value="140784.8969254" calcext:value-type="float">
            <text:p><text:s/>140,785 <text:s/></text:p>
          </table:table-cell>
          <table:table-cell table:style-name="ce44" office:value-type="float" office:value="28588.4855561667" calcext:value-type="float">
            <text:p><text:s/>28,588 <text:s/></text:p>
          </table:table-cell>
          <table:table-cell table:style-name="ce44" office:value-type="float" office:value="15445198.9555968" calcext:value-type="float">
            <text:p><text:s/>15,445,19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41833.55866667" calcext:value-type="float">
            <text:p><text:s/>1,541,8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0233.868373333" calcext:value-type="float">
            <text:p><text:s/>310,234 <text:s/></text:p>
          </table:table-cell>
          <table:table-cell table:style-name="ce42" office:value-type="float" office:value="140784.8969254" calcext:value-type="float">
            <text:p><text:s/>140,785 <text:s/></text:p>
          </table:table-cell>
          <table:table-cell table:style-name="ce42" office:value-type="float" office:value="28588.4855561667" calcext:value-type="float">
            <text:p><text:s/>28,588 <text:s/></text:p>
          </table:table-cell>
          <table:table-cell table:style-name="ce42" office:value-type="float" office:value="5255662.62315231" calcext:value-type="float">
            <text:p><text:s/>5,255,6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0171.717333333" calcext:value-type="float">
            <text:p><text:s/>210,1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712.2222222222" calcext:value-type="float">
            <text:p><text:s/>42,7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9376.853904224" calcext:value-type="float">
            <text:p><text:s/>489,3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89.508" calcext:value-type="float">
            <text:p><text:s/>1,3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2129.936102598" calcext:value-type="float">
            <text:p><text:s/>922,1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.876" calcext:value-type="float">
            <text:p><text:s/>1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00.8333333333" calcext:value-type="float">
            <text:p><text:s/>26,1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65.7666666667" calcext:value-type="float">
            <text:p><text:s/>10,0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4820.643634774" calcext:value-type="float">
            <text:p><text:s/>484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10.972" calcext:value-type="float">
            <text:p><text:s/>1,6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60.86444444444" calcext:value-type="float">
            <text:p><text:s/>4,1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1.25333333333" calcext:value-type="float">
            <text:p><text:s/>1,8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8425.81460165" calcext:value-type="float">
            <text:p><text:s/>1,108,4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1.13333333333" calcext:value-type="float">
            <text:p><text:s/>1,1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8425.8146415" calcext:value-type="float">
            <text:p><text:s/>1,108,4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1.13333333333" calcext:value-type="float">
            <text:p><text:s/>1,1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08425.81466036" calcext:value-type="float">
            <text:p>( 1,108,4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131.13333333333" calcext:value-type="float">
            <text:p>( 1,1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-0.0000188599997" calcext:value-type="float">
            <text:p>( -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279884439179748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1857777792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493.526666667" calcext:value-type="float">
            <text:p><text:s/>109,4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4.56" calcext:value-type="float">
            <text:p><text:s/>1,7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912.519111111" calcext:value-type="float">
            <text:p><text:s/>110,9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95.37466666667" calcext:value-type="float">
            <text:p><text:s/>8,29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20949.980686844" calcext:value-type="float">
            <text:p><text:s/>220,95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3834.356" calcext:value-type="float">
            <text:p><text:s/>13,8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3618.386666667" calcext:value-type="float">
            <text:p><text:s/>733,6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939.886666667" calcext:value-type="float">
            <text:p><text:s/>107,9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291.8666666667" calcext:value-type="float">
            <text:p><text:s/>85,2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8326.52" calcext:value-type="float">
            <text:p><text:s/>648,3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939.886666667" calcext:value-type="float">
            <text:p><text:s/>107,9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80327.0351111111" calcext:value-type="float">
            <text:p>( 80,3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0068.724" calcext:value-type="float">
            <text:p>( 50,069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59525.896444444" calcext:value-type="float">
            <text:p>( 259,526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5087.71866666667" calcext:value-type="float">
            <text:p>( 5,08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10233.868373333" calcext:value-type="float">
            <text:p><text:s/>310,234 <text:s/></text:p>
          </table:table-cell>
          <table:table-cell table:style-name="ce42" office:value-type="float" office:value="140784.8969254" calcext:value-type="float">
            <text:p><text:s/>140,785 <text:s/></text:p>
          </table:table-cell>
          <table:table-cell table:style-name="ce42" office:value-type="float" office:value="28588.4855561667" calcext:value-type="float">
            <text:p><text:s/>28,588 <text:s/></text:p>
          </table:table-cell>
          <table:table-cell table:style-name="ce42" office:value-type="float" office:value="518776.874222222" calcext:value-type="float">
            <text:p><text:s/>518,7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828.652" calcext:value-type="float">
            <text:p><text:s/>22,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10233.868373333" calcext:value-type="float">
            <text:p><text:s/>310,234 <text:s/></text:p>
          </table:table-cell>
          <table:table-cell table:style-name="ce42" office:value-type="float" office:value="140784.8969254" calcext:value-type="float">
            <text:p><text:s/>140,785 <text:s/></text:p>
          </table:table-cell>
          <table:table-cell table:style-name="ce42" office:value-type="float" office:value="28588.4855561667" calcext:value-type="float">
            <text:p><text:s/>28,588 <text:s/></text:p>
          </table:table-cell>
          <table:table-cell table:style-name="ce42" office:value-type="float" office:value="456446.592888889" calcext:value-type="float">
            <text:p><text:s/>456,4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022.5706666667" calcext:value-type="float">
            <text:p><text:s/>22,0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330.2813333333" calcext:value-type="float">
            <text:p><text:s/>62,3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6.081333333333" calcext:value-type="float">
            <text:p><text:s/>8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8.666666666667" calcext:value-type="float">
            <text:p>( 13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229.4182222222" calcext:value-type="float">
            <text:p><text:s/>87,2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51.66266666667" calcext:value-type="float">
            <text:p><text:s/>2,95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013.2111111111" calcext:value-type="float">
            <text:p><text:s/>21,013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065.9973333333" calcext:value-type="float">
            <text:p><text:s/>87,0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711.3973333333" calcext:value-type="float">
            <text:p><text:s/>11,7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945.2662222222" calcext:value-type="float">
            <text:p><text:s/>62,9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.810666666667" calcext:value-type="float">
            <text:p><text:s/>3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02.5635555556" calcext:value-type="float">
            <text:p><text:s/>66,5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460.2746666667" calcext:value-type="float">
            <text:p><text:s/>34,4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0.6" calcext:value-type="float">
            <text:p><text:s/>8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471.344444444" calcext:value-type="float">
            <text:p><text:s/>148,4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61257.79111111" calcext:value-type="float">
            <text:p><text:s/>6,761,2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029.88" calcext:value-type="float">
            <text:p><text:s/>91,0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79047.33333333" calcext:value-type="float">
            <text:p><text:s/>6,379,0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031.3777777778" calcext:value-type="float">
            <text:p><text:s/>48,0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3149.2" calcext:value-type="float">
            <text:p><text:s/>243,1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7690.422222222" calcext:value-type="float">
            <text:p><text:s/>947,6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04.43333333333" calcext:value-type="float">
            <text:p><text:s/>3,9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43785.988888889" calcext:value-type="float">
            <text:p><text:s/>943,78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8031.30577778" calcext:value-type="float">
            <text:p><text:s/>1,158,0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05.028" calcext:value-type="float">
            <text:p><text:s/>9,1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696.610666667" calcext:value-type="float">
            <text:p><text:s/>113,6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35.77733333333" calcext:value-type="float">
            <text:p><text:s/>7,8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86.12222222222" calcext:value-type="float">
            <text:p><text:s/>6,28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58.0444444444" calcext:value-type="float">
            <text:p><text:s/>11,65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56.5111111111" calcext:value-type="float">
            <text:p><text:s/>16,7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45.6222222222" calcext:value-type="float">
            <text:p><text:s/>10,4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2658.792444444" calcext:value-type="float">
            <text:p><text:s/>842,6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7.481333333333" calcext:value-type="float">
            <text:p><text:s/>62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6529.602666667" calcext:value-type="float">
            <text:p><text:s/>156,53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41.769333333333" calcext:value-type="float">
            <text:p><text:s/>64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322556.81333333" calcext:value-type="float">
            <text:p><text:s/>1,322,55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322556.81333333" calcext:value-type="float">
            <text:p><text:s/>1,322,5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8020.38521884" calcext:value-type="float">
            <text:p><text:s/>4,318,0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8020.38521884" calcext:value-type="float">
            <text:p><text:s/>4,318,0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94846.49333333" calcext:value-type="float">
            <text:p>( 2,294,84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48023.52335" calcext:value-type="float">
            <text:p><text:s/>22,248,0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17889.944" calcext:value-type="float">
            <text:p><text:s/>21,617,8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0133.57935" calcext:value-type="float">
            <text:p><text:s/>630,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306.4" calcext:value-type="float">
            <text:p><text:s/>270,306 <text:s/></text:p>
          </table:table-cell>
          <table:table-cell table:style-name="ce42" office:value-type="float" office:value="65356.2" calcext:value-type="float">
            <text:p><text:s/>65,356 <text:s/></text:p>
          </table:table-cell>
          <table:table-cell table:style-name="ce42" office:value-type="float" office:value="9142.46666666667" calcext:value-type="float">
            <text:p><text:s/>9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548730.453333333" calcext:value-type="float">
            <text:p><text:s/>548,7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82219.4863466667" calcext:value-type="float">
            <text:p><text:s/>-82,219 <text:s/></text:p>
          </table:table-cell>
          <table:table-cell table:style-name="ce42" office:value-type="float" office:value="-337.233333333333" calcext:value-type="float">
            <text:p><text:s/>-337 <text:s/></text:p>
          </table:table-cell>
          <table:table-cell table:style-name="ce42" office:value-type="float" office:value="-176875.226666667" calcext:value-type="float">
            <text:p><text:s/>-176,875 <text:s/></text:p>
          </table:table-cell>
          <table:table-cell table:style-name="ce42" office:value-type="float" office:value="-479716.466666666" calcext:value-type="float">
            <text:p><text:s/>-479,716 <text:s/></text:p>
          </table:table-cell>
          <table:table-cell table:style-name="ce42" office:value-type="float" office:value="-50869.8269484922" calcext:value-type="float">
            <text:p><text:s/>-50,870 <text:s/></text:p>
          </table:table-cell>
          <table:table-cell table:style-name="ce42" office:value-type="float" office:value="-4838.33333333333" calcext:value-type="float">
            <text:p><text:s/>-4,838 <text:s/></text:p>
          </table:table-cell>
          <table:table-cell table:style-name="ce42" office:value-type="float" office:value="-57883.4142958209" calcext:value-type="float">
            <text:p><text:s/>-57,883 <text:s/></text:p>
          </table:table-cell>
          <table:table-cell table:style-name="ce42" office:value-type="float" office:value="-59745.9190375124" calcext:value-type="float">
            <text:p><text:s/>-59,746 <text:s/></text:p>
          </table:table-cell>
          <table:table-cell table:style-name="ce42" office:value-type="float" office:value="184765.444444444" calcext:value-type="float">
            <text:p><text:s/>184,7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2219.4863466667" calcext:value-type="float">
            <text:p><text:s/>82,219 <text:s/></text:p>
          </table:table-cell>
          <table:table-cell table:style-name="ce43" office:value-type="float" office:value="337.233333333333" calcext:value-type="float">
            <text:p><text:s/>337 <text:s/></text:p>
          </table:table-cell>
          <table:table-cell table:style-name="ce43" office:value-type="float" office:value="447181.626666667" calcext:value-type="float">
            <text:p><text:s/>447,182 <text:s/></text:p>
          </table:table-cell>
          <table:table-cell table:style-name="ce43" office:value-type="float" office:value="545072.666666667" calcext:value-type="float">
            <text:p><text:s/>545,073 <text:s/></text:p>
          </table:table-cell>
          <table:table-cell table:style-name="ce43" office:value-type="float" office:value="60012.2936151588" calcext:value-type="float">
            <text:p><text:s/>60,012 <text:s/></text:p>
          </table:table-cell>
          <table:table-cell table:style-name="ce43" office:value-type="float" office:value="4838.33333333333" calcext:value-type="float">
            <text:p><text:s/>4,838 <text:s/></text:p>
          </table:table-cell>
          <table:table-cell table:style-name="ce43" office:value-type="float" office:value="57883.4142958209" calcext:value-type="float">
            <text:p><text:s/>57,883 <text:s/></text:p>
          </table:table-cell>
          <table:table-cell table:style-name="ce43" office:value-type="float" office:value="-488984.534295821" calcext:value-type="float">
            <text:p><text:s/>-488,985 <text:s/></text:p>
          </table:table-cell>
          <table:table-cell table:style-name="ce43" office:value-type="float" office:value="-184765.444444444" calcext:value-type="float">
            <text:p><text:s/>-184,7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83952.8" calcext:value-type="float">
            <text:p><text:s/>1,283,953 <text:s/></text:p>
          </table:table-cell>
          <table:table-cell table:style-name="ce42" office:value-type="float" office:value="461.066666666667" calcext:value-type="float">
            <text:p><text:s/>461 <text:s/></text:p>
          </table:table-cell>
          <table:table-cell table:style-name="ce42" office:value-type="float" office:value="360.493615158818" calcext:value-type="float">
            <text:p><text:s/>360 <text:s/></text:p>
          </table:table-cell>
          <table:table-cell table:style-name="ce42" office:value-type="float" office:value="881.666666666667" calcext:value-type="float">
            <text:p><text:s/>882 <text:s/></text:p>
          </table:table-cell>
          <table:table-cell table:style-name="ce42" office:value-type="float" office:value="645.334199211868" calcext:value-type="float">
            <text:p><text:s/>645 <text:s/></text:p>
          </table:table-cell>
          <table:table-cell table:style-name="ce42" office:value-type="float" office:value="13657.7769118992" calcext:value-type="float">
            <text:p><text:s/>13,658 <text:s/></text:p>
          </table:table-cell>
          <table:table-cell table:style-name="ce42" office:value-type="float" office:value="38911.1111111111" calcext:value-type="float">
            <text:p><text:s/>38,9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46.6555555556" calcext:value-type="float">
            <text:p><text:s/>13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46.6555555556" calcext:value-type="float">
            <text:p><text:s/>13,5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09.4222222222" calcext:value-type="float">
            <text:p><text:s/>13,209 <text:s/></text:p>
          </table:table-cell>
          <table:table-cell table:style-name="ce42" office:value-type="float" office:value="3131756.33333333" calcext:value-type="float">
            <text:p><text:s/>3,131,756 <text:s/></text:p>
          </table:table-cell>
          <table:table-cell table:style-name="ce42" office:value-type="float" office:value="3721441.53333333" calcext:value-type="float">
            <text:p><text:s/>3,721,442 <text:s/></text:p>
          </table:table-cell>
          <table:table-cell table:style-name="ce42" office:value-type="float" office:value="573047.8" calcext:value-type="float">
            <text:p><text:s/>573,048 <text:s/></text:p>
          </table:table-cell>
          <table:table-cell table:style-name="ce42" office:value-type="float" office:value="10301.6666666667" calcext:value-type="float">
            <text:p><text:s/>10,302 <text:s/></text:p>
          </table:table-cell>
          <table:table-cell table:style-name="ce42" office:value-type="float" office:value="92833.5709256132" calcext:value-type="float">
            <text:p><text:s/>92,834 <text:s/></text:p>
          </table:table-cell>
          <table:table-cell table:style-name="ce42" office:value-type="float" office:value="665538.873518831" calcext:value-type="float">
            <text:p><text:s/>665,539 <text:s/></text:p>
          </table:table-cell>
          <table:table-cell table:style-name="ce42" office:value-type="float" office:value="304981.888888889" calcext:value-type="float">
            <text:p><text:s/>304,9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09.4222222222" calcext:value-type="float">
            <text:p><text:s/>13,209 <text:s/></text:p>
          </table:table-cell>
          <table:table-cell table:style-name="ce42" office:value-type="float" office:value="3131756.33333333" calcext:value-type="float">
            <text:p><text:s/>3,131,756 <text:s/></text:p>
          </table:table-cell>
          <table:table-cell table:style-name="ce42" office:value-type="float" office:value="2080612.33066667" calcext:value-type="float">
            <text:p><text:s/>2,080,612 <text:s/></text:p>
          </table:table-cell>
          <table:table-cell table:style-name="ce42" office:value-type="float" office:value="323888.477241533" calcext:value-type="float">
            <text:p><text:s/>323,888 <text:s/></text:p>
          </table:table-cell>
          <table:table-cell table:style-name="ce42" office:value-type="float" office:value="10301.6666666667" calcext:value-type="float">
            <text:p><text:s/>10,302 <text:s/></text:p>
          </table:table-cell>
          <table:table-cell table:style-name="ce42" office:value-type="float" office:value="92833.5709256132" calcext:value-type="float">
            <text:p><text:s/>92,834 <text:s/></text:p>
          </table:table-cell>
          <table:table-cell table:style-name="ce42" office:value-type="float" office:value="665538.873518831" calcext:value-type="float">
            <text:p><text:s/>665,539 <text:s/></text:p>
          </table:table-cell>
          <table:table-cell table:style-name="ce42" office:value-type="float" office:value="304981.888888889" calcext:value-type="float">
            <text:p><text:s/>304,98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40829.20266667" calcext:value-type="float">
            <text:p><text:s/>1,640,829 <text:s/></text:p>
          </table:table-cell>
          <table:table-cell table:style-name="ce43" office:value-type="float" office:value="249159.322758467" calcext:value-type="float">
            <text:p><text:s/>249,15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178.1333333333" calcext:value-type="float">
            <text:p><text:s/>10,178 <text:s/></text:p>
          </table:table-cell>
          <table:table-cell table:style-name="ce42" office:value-type="float" office:value="575.466666666667" calcext:value-type="float">
            <text:p><text:s/>575 <text:s/></text:p>
          </table:table-cell>
          <table:table-cell table:style-name="ce42" office:value-type="float" office:value="8.33333333333333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.2222222222222" calcext:value-type="float">
            <text:p><text:s/>86 <text:s/></text:p>
          </table:table-cell>
          <table:table-cell table:style-name="ce42" office:value-type="float" office:value="32.1111111111111" calcext:value-type="float">
            <text:p><text:s/>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8666666666667" calcext:value-type="float">
            <text:p><text:s/>14 <text:s/></text:p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8666666666667" calcext:value-type="float">
            <text:p><text:s/>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66666666666667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1.8" calcext:value-type="float">
            <text:p><text:s/>3,752 <text:s/></text:p>
          </table:table-cell>
          <table:table-cell table:style-name="ce42" office:value-type="float" office:value="262.6" calcext:value-type="float">
            <text:p><text:s/>263 <text:s/></text:p>
          </table:table-cell>
          <table:table-cell table:style-name="ce42" office:value-type="float" office:value="8.33333333333333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6.2222222222222" calcext:value-type="float">
            <text:p><text:s/>86 <text:s/></text:p>
          </table:table-cell>
          <table:table-cell table:style-name="ce42" office:value-type="float" office:value="32.1111111111111" calcext:value-type="float">
            <text:p><text:s/>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2.86666666667" calcext:value-type="float">
            <text:p><text:s/>6,033 <text:s/></text:p>
          </table:table-cell>
          <table:table-cell table:style-name="ce42" office:value-type="float" office:value="304.2" calcext:value-type="float">
            <text:p><text:s/>3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8.866666666667" calcext:value-type="float">
            <text:p><text:s/>339 <text:s/></text:p>
          </table:table-cell>
          <table:table-cell table:style-name="ce43" office:value-type="float" office:value="7.8" calcext:value-type="float">
            <text:p><text:s/>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2219.4863466667" calcext:value-type="float">
            <text:p><text:s/>82,21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294985.16" calcext:value-type="float">
            <text:p><text:s/>2,294,985 <text:s/></text:p>
          </table:table-cell>
          <table:table-cell table:style-name="ce44" office:value-type="float" office:value="4255875" calcext:value-type="float">
            <text:p><text:s/>4,255,875 <text:s/></text:p>
          </table:table-cell>
          <table:table-cell table:style-name="ce44" office:value-type="float" office:value="632124.133333333" calcext:value-type="float">
            <text:p><text:s/>632,124 <text:s/></text:p>
          </table:table-cell>
          <table:table-cell table:style-name="ce44" office:value-type="float" office:value="14250" calcext:value-type="float">
            <text:p><text:s/>14,250 <text:s/></text:p>
          </table:table-cell>
          <table:table-cell table:style-name="ce44" office:value-type="float" office:value="150071.651022222" calcext:value-type="float">
            <text:p><text:s/>150,072 <text:s/></text:p>
          </table:table-cell>
          <table:table-cell table:style-name="ce44" office:value-type="float" office:value="162810.340088889" calcext:value-type="float">
            <text:p><text:s/>162,810 <text:s/></text:p>
          </table:table-cell>
          <table:table-cell table:style-name="ce44" office:value-type="float" office:value="81273.2222222222" calcext:value-type="float">
            <text:p><text:s/>81,27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2219.4863466667" calcext:value-type="float">
            <text:p><text:s/>82,21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8.666666666667" calcext:value-type="float">
            <text:p><text:s/>139 <text:s/></text:p>
          </table:table-cell>
          <table:table-cell table:style-name="ce44" office:value-type="float" office:value="4255875" calcext:value-type="float">
            <text:p><text:s/>4,255,875 <text:s/></text:p>
          </table:table-cell>
          <table:table-cell table:style-name="ce44" office:value-type="float" office:value="632124.133333333" calcext:value-type="float">
            <text:p><text:s/>632,124 <text:s/></text:p>
          </table:table-cell>
          <table:table-cell table:style-name="ce44" office:value-type="float" office:value="14250" calcext:value-type="float">
            <text:p><text:s/>14,250 <text:s/></text:p>
          </table:table-cell>
          <table:table-cell table:style-name="ce44" office:value-type="float" office:value="150071.651022222" calcext:value-type="float">
            <text:p><text:s/>150,072 <text:s/></text:p>
          </table:table-cell>
          <table:table-cell table:style-name="ce44" office:value-type="float" office:value="162810.340088889" calcext:value-type="float">
            <text:p><text:s/>162,810 <text:s/></text:p>
          </table:table-cell>
          <table:table-cell table:style-name="ce44" office:value-type="float" office:value="81273.2222222222" calcext:value-type="float">
            <text:p><text:s/>81,2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7817.5554222222" calcext:value-type="float">
            <text:p><text:s/>67,8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.666666666667" calcext:value-type="float">
            <text:p><text:s/>139 <text:s/></text:p>
          </table:table-cell>
          <table:table-cell table:style-name="ce42" office:value-type="float" office:value="35659.8666666667" calcext:value-type="float">
            <text:p><text:s/>35,660 <text:s/></text:p>
          </table:table-cell>
          <table:table-cell table:style-name="ce42" office:value-type="float" office:value="3666.86666666667" calcext:value-type="float">
            <text:p><text:s/>3,6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79.5" calcext:value-type="float">
            <text:p><text:s/>7,8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6.133333333333" calcext:value-type="float">
            <text:p><text:s/>246 <text:s/></text:p>
          </table:table-cell>
          <table:table-cell table:style-name="ce42" office:value-type="float" office:value="141.266666666667" calcext:value-type="float">
            <text:p><text:s/>1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31.973493333333" calcext:value-type="float">
            <text:p><text:s/>1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75.86666666667" calcext:value-type="float">
            <text:p><text:s/>4,876 <text:s/></text:p>
          </table:table-cell>
          <table:table-cell table:style-name="ce42" office:value-type="float" office:value="209.733333333333" calcext:value-type="float">
            <text:p><text:s/>2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.888888888889" calcext:value-type="float">
            <text:p><text:s/>2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11.26666666667" calcext:value-type="float">
            <text:p><text:s/>1,311 <text:s/></text:p>
          </table:table-cell>
          <table:table-cell table:style-name="ce42" office:value-type="float" office:value="96.2" calcext:value-type="float">
            <text:p><text:s/>9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.2222222222222" calcext:value-type="float">
            <text:p><text:s/>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.333333333333" calcext:value-type="float">
            <text:p><text:s/>290 <text:s/></text:p>
          </table:table-cell>
          <table:table-cell table:style-name="ce42" office:value-type="float" office:value="12.1333333333333" calcext:value-type="float">
            <text:p><text:s/>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.9444444444444" calcext:value-type="float">
            <text:p><text:s/>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9.333333333333" calcext:value-type="float">
            <text:p><text:s/>459 <text:s/></text:p>
          </table:table-cell>
          <table:table-cell table:style-name="ce42" office:value-type="float" office:value="29.4666666666667" calcext:value-type="float">
            <text:p><text:s/>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22.8" calcext:value-type="float">
            <text:p><text:s/>2,023 <text:s/></text:p>
          </table:table-cell>
          <table:table-cell table:style-name="ce42" office:value-type="float" office:value="53.7333333333333" calcext:value-type="float">
            <text:p><text:s/>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.111111111111" calcext:value-type="float">
            <text:p><text:s/>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.6" calcext:value-type="float">
            <text:p><text:s/>211 <text:s/></text:p>
          </table:table-cell>
          <table:table-cell table:style-name="ce42" office:value-type="float" office:value="5.2" calcext:value-type="float">
            <text:p><text:s/>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.53333333333" calcext:value-type="float">
            <text:p><text:s/>1,089 <text:s/></text:p>
          </table:table-cell>
          <table:table-cell table:style-name="ce42" office:value-type="float" office:value="86.6666666666667" calcext:value-type="float">
            <text:p><text:s/>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1.22222222222" calcext:value-type="float">
            <text:p><text:s/>1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.53333333333" calcext:value-type="float">
            <text:p><text:s/>1,089 <text:s/></text:p>
          </table:table-cell>
          <table:table-cell table:style-name="ce42" office:value-type="float" office:value="86.6666666666667" calcext:value-type="float">
            <text:p><text:s/>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1.22222222222" calcext:value-type="float">
            <text:p><text:s/>1,1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88.53333333333" calcext:value-type="float">
            <text:p>( 1,089 <text:s/>)</text:p>
          </table:table-cell>
          <table:table-cell table:style-name="ce45" office:value-type="float" office:value="86.6666666666667" calcext:value-type="float">
            <text:p>( 8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01.22222222222" calcext:value-type="float">
            <text:p>( 1,10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9.66666666667" calcext:value-type="float">
            <text:p><text:s/>1,400 <text:s/></text:p>
          </table:table-cell>
          <table:table-cell table:style-name="ce42" office:value-type="float" office:value="84.9333333333333" calcext:value-type="float">
            <text:p><text:s/>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8333333333333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.866666666667" calcext:value-type="float">
            <text:p><text:s/>482 <text:s/></text:p>
          </table:table-cell>
          <table:table-cell table:style-name="ce42" office:value-type="float" office:value="43.3333333333333" calcext:value-type="float">
            <text:p><text:s/>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31.0525866666667" calcext:value-type="float">
            <text:p><text:s/>3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475.2" calcext:value-type="float">
            <text:p><text:s/>2,475 <text:s/></text:p>
          </table:table-cell>
          <table:table-cell table:style-name="ce46" office:value-type="float" office:value="149.933333333333" calcext:value-type="float">
            <text:p><text:s/>150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63959.2715288889" calcext:value-type="float">
            <text:p><text:s/>63,9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0.93333333333" calcext:value-type="float">
            <text:p><text:s/>1,021 <text:s/></text:p>
          </table:table-cell>
          <table:table-cell table:style-name="ce42" office:value-type="float" office:value="31.2" calcext:value-type="float">
            <text:p><text:s/>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.277777777778" calcext:value-type="float">
            <text:p><text:s/>3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6" calcext:value-type="float">
            <text:p><text:s/>676 <text:s/></text:p>
          </table:table-cell>
          <table:table-cell table:style-name="ce42" office:value-type="float" office:value="12.1333333333333" calcext:value-type="float">
            <text:p><text:s/>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63959.2715288889" calcext:value-type="float">
            <text:p><text:s/>63,9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4.933333333333" calcext:value-type="float">
            <text:p><text:s/>345 <text:s/></text:p>
          </table:table-cell>
          <table:table-cell table:style-name="ce42" office:value-type="float" office:value="19.0666666666667" calcext:value-type="float">
            <text:p><text:s/>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.277777777778" calcext:value-type="float">
            <text:p><text:s/>3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2089.1935111111" calcext:value-type="float">
            <text:p>( 42,089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1.9333333333333" calcext:value-type="float">
            <text:p>( 72 <text:s/>)</text:p>
          </table:table-cell>
          <table:table-cell table:style-name="ce45" office:value-type="float" office:value="1.73333333333333" calcext:value-type="float">
            <text:p>( 2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915.06157333333" calcext:value-type="float">
            <text:p>( 2,915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92.7333333333333" calcext:value-type="float">
            <text:p>( 93 <text:s/>)</text:p>
          </table:table-cell>
          <table:table-cell table:style-name="ce47" office:value-type="float" office:value="0.866666666666667" calcext:value-type="float">
            <text:p>( 1 <text:s/>)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73.888888888889" calcext:value-type="float">
            <text:p>( 27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.76314666666667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.666666666667" calcext:value-type="float">
            <text:p><text:s/>139 <text:s/></text:p>
          </table:table-cell>
          <table:table-cell table:style-name="ce42" office:value-type="float" office:value="1345.06666666667" calcext:value-type="float">
            <text:p><text:s/>1,345 <text:s/></text:p>
          </table:table-cell>
          <table:table-cell table:style-name="ce42" office:value-type="float" office:value="58.0666666666667" calcext:value-type="float">
            <text:p><text:s/>5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64" calcext:value-type="float">
            <text:p><text:s/>4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1.73333333333" calcext:value-type="float">
            <text:p><text:s/>1,042 <text:s/></text:p>
          </table:table-cell>
          <table:table-cell table:style-name="ce42" office:value-type="float" office:value="43.3333333333333" calcext:value-type="float">
            <text:p><text:s/>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39.44444444445" calcext:value-type="float">
            <text:p><text:s/>4,9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.76314666666667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.666666666667" calcext:value-type="float">
            <text:p><text:s/>139 <text:s/></text:p>
          </table:table-cell>
          <table:table-cell table:style-name="ce42" office:value-type="float" office:value="303.333333333333" calcext:value-type="float">
            <text:p><text:s/>303 <text:s/></text:p>
          </table:table-cell>
          <table:table-cell table:style-name="ce42" office:value-type="float" office:value="14.7333333333333" calcext:value-type="float">
            <text:p><text:s/>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.5555555555556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8.666666666667" calcext:value-type="float">
            <text:p>( 13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2.53333333333" calcext:value-type="float">
            <text:p><text:s/>1,063 <text:s/></text:p>
          </table:table-cell>
          <table:table-cell table:style-name="ce42" office:value-type="float" office:value="85.8" calcext:value-type="float">
            <text:p><text:s/>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7.888888888889" calcext:value-type="float">
            <text:p><text:s/>81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340.73333333333" calcext:value-type="float">
            <text:p><text:s/>1,341 <text:s/></text:p>
          </table:table-cell>
          <table:table-cell table:style-name="ce46" office:value-type="float" office:value="105.733333333333" calcext:value-type="float">
            <text:p><text:s/>106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687.49466666667" calcext:value-type="float">
            <text:p><text:s/>3,6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1.86666666667" calcext:value-type="float">
            <text:p><text:s/>4,902 <text:s/></text:p>
          </table:table-cell>
          <table:table-cell table:style-name="ce42" office:value-type="float" office:value="441.133333333333" calcext:value-type="float">
            <text:p><text:s/>44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" calcext:value-type="float">
            <text:p><text:s/>1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55.13333333333" calcext:value-type="float">
            <text:p><text:s/>6,655 <text:s/></text:p>
          </table:table-cell>
          <table:table-cell table:style-name="ce42" office:value-type="float" office:value="1754.13333333333" calcext:value-type="float">
            <text:p><text:s/>1,7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.1666666666667" calcext:value-type="float">
            <text:p><text:s/>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1.266666666667" calcext:value-type="float">
            <text:p><text:s/>531 <text:s/></text:p>
          </table:table-cell>
          <table:table-cell table:style-name="ce42" office:value-type="float" office:value="38.1333333333333" calcext:value-type="float">
            <text:p><text:s/>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.8888888888889" calcext:value-type="float">
            <text:p><text:s/>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2.866666666667" calcext:value-type="float">
            <text:p><text:s/>703 <text:s/></text:p>
          </table:table-cell>
          <table:table-cell table:style-name="ce42" office:value-type="float" office:value="52.8666666666667" calcext:value-type="float">
            <text:p><text:s/>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37.86666666667" calcext:value-type="float">
            <text:p><text:s/>3,238 <text:s/></text:p>
          </table:table-cell>
          <table:table-cell table:style-name="ce42" office:value-type="float" office:value="187.2" calcext:value-type="float">
            <text:p><text:s/>1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1672.4" calcext:value-type="float">
            <text:p><text:s/>4,081,672 <text:s/></text:p>
          </table:table-cell>
          <table:table-cell table:style-name="ce42" office:value-type="float" office:value="607448.4" calcext:value-type="float">
            <text:p><text:s/>607,448 <text:s/></text:p>
          </table:table-cell>
          <table:table-cell table:style-name="ce42" office:value-type="float" office:value="1701.66666666667" calcext:value-type="float">
            <text:p><text:s/>1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328.2133333333" calcext:value-type="float">
            <text:p><text:s/>89,3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1.66666666667" calcext:value-type="float">
            <text:p><text:s/>1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328.2133333333" calcext:value-type="float">
            <text:p><text:s/>89,32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1672.4" calcext:value-type="float">
            <text:p><text:s/>4,081,672 <text:s/></text:p>
          </table:table-cell>
          <table:table-cell table:style-name="ce42" office:value-type="float" office:value="607448.4" calcext:value-type="float">
            <text:p><text:s/>607,4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3.733333333333" calcext:value-type="float">
            <text:p><text:s/>574 <text:s/></text:p>
          </table:table-cell>
          <table:table-cell table:style-name="ce42" office:value-type="float" office:value="6.06666666666667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.4444444444444" calcext:value-type="float">
            <text:p><text:s/>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0.266666666667" calcext:value-type="float">
            <text:p><text:s/>570 <text:s/></text:p>
          </table:table-cell>
          <table:table-cell table:style-name="ce42" office:value-type="float" office:value="6.06666666666667" calcext:value-type="float">
            <text:p><text:s/>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.6111111111111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.46666666666667" calcext:value-type="float">
            <text:p><text:s/>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9380.46888888889" calcext:value-type="float">
            <text:p><text:s/>9,3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7969" calcext:value-type="float">
            <text:p><text:s/>137,969 <text:s/></text:p>
          </table:table-cell>
          <table:table-cell table:style-name="ce42" office:value-type="float" office:value="21002.8" calcext:value-type="float">
            <text:p><text:s/>21,003 <text:s/></text:p>
          </table:table-cell>
          <table:table-cell table:style-name="ce42" office:value-type="float" office:value="12548.3333333333" calcext:value-type="float">
            <text:p><text:s/>12,548 <text:s/></text:p>
          </table:table-cell>
          <table:table-cell table:style-name="ce42" office:value-type="float" office:value="150071.651022222" calcext:value-type="float">
            <text:p><text:s/>150,072 <text:s/></text:p>
          </table:table-cell>
          <table:table-cell table:style-name="ce42" office:value-type="float" office:value="73482.1267555556" calcext:value-type="float">
            <text:p><text:s/>73,482 <text:s/></text:p>
          </table:table-cell>
          <table:table-cell table:style-name="ce42" office:value-type="float" office:value="73350.2777777778" calcext:value-type="float">
            <text:p><text:s/>73,3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999.92264" calcext:value-type="float">
            <text:p><text:s/>8,0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3428.8333333333" calcext:value-type="float">
            <text:p><text:s/>23,4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8.3888888888889" calcext:value-type="float">
            <text:p><text:s/>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.933333333333" calcext:value-type="float">
            <text:p><text:s/>137 <text:s/></text:p>
          </table:table-cell>
          <table:table-cell table:style-name="ce42" office:value-type="float" office:value="6.93333333333333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90.2666666667" calcext:value-type="float">
            <text:p><text:s/>11,490 <text:s/></text:p>
          </table:table-cell>
          <table:table-cell table:style-name="ce42" office:value-type="float" office:value="333.666666666667" calcext:value-type="float">
            <text:p><text:s/>3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38.86666666667" calcext:value-type="float">
            <text:p><text:s/>5,539 <text:s/></text:p>
          </table:table-cell>
          <table:table-cell table:style-name="ce42" office:value-type="float" office:value="334.533333333333" calcext:value-type="float">
            <text:p><text:s/>3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684.450764444444" calcext:value-type="float">
            <text:p><text:s/>6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070.4" calcext:value-type="float">
            <text:p><text:s/>99,070 <text:s/></text:p>
          </table:table-cell>
          <table:table-cell table:style-name="ce42" office:value-type="float" office:value="18345.6" calcext:value-type="float">
            <text:p><text:s/>18,346 <text:s/></text:p>
          </table:table-cell>
          <table:table-cell table:style-name="ce42" office:value-type="float" office:value="12548.3333333333" calcext:value-type="float">
            <text:p><text:s/>12,548 <text:s/></text:p>
          </table:table-cell>
          <table:table-cell table:style-name="ce42" office:value-type="float" office:value="150071.651022222" calcext:value-type="float">
            <text:p><text:s/>150,072 <text:s/></text:p>
          </table:table-cell>
          <table:table-cell table:style-name="ce42" office:value-type="float" office:value="73482.1267555556" calcext:value-type="float">
            <text:p><text:s/>73,482 <text:s/></text:p>
          </table:table-cell>
          <table:table-cell table:style-name="ce42" office:value-type="float" office:value="46179.5555555556" calcext:value-type="float">
            <text:p><text:s/>46,180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96.095484444444" calcext:value-type="float">
            <text:p><text:s/>69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732.5333333333" calcext:value-type="float">
            <text:p><text:s/>21,733 <text:s/></text:p>
          </table:table-cell>
          <table:table-cell table:style-name="ce43" office:value-type="float" office:value="1982.06666666667" calcext:value-type="float">
            <text:p><text:s/>1,98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61.61111111111" calcext:value-type="float">
            <text:p><text:s/>3,66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021.46203555556" calcext:value-type="float">
            <text:p><text:s/>5,021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4846.49333333" calcext:value-type="float">
            <text:p><text:s/>2,294,8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4846.49333333" calcext:value-type="float">
            <text:p><text:s/>2,294,8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94846.49333333" calcext:value-type="float">
            <text:p>( 2,294,84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46822.4" calcext:value-type="float">
            <text:p><text:s/>246,822 <text:s/></text:p>
          </table:table-cell>
          <table:table-cell table:style-name="ce42" office:value-type="float" office:value="3495063.64444444" calcext:value-type="float">
            <text:p><text:s/>3,495,0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712.533333333" calcext:value-type="float">
            <text:p><text:s/>130,713 <text:s/></text:p>
          </table:table-cell>
          <table:table-cell table:style-name="ce42" office:value-type="float" office:value="1203.33333333333" calcext:value-type="float">
            <text:p><text:s/>1,203 <text:s/></text:p>
          </table:table-cell>
          <table:table-cell table:style-name="ce42" office:value-type="float" office:value="238847.806152924" calcext:value-type="float">
            <text:p><text:s/>238,8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376.35555555556" calcext:value-type="float">
            <text:p><text:s/>7,376 <text:s/></text:p>
          </table:table-cell>
          <table:table-cell table:style-name="ce42" office:value-type="float" office:value="72376" calcext:value-type="float">
            <text:p><text:s/>72,3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8935.33333333" calcext:value-type="float">
            <text:p><text:s/>1,058,9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825.6" calcext:value-type="float">
            <text:p><text:s/>114,826 <text:s/></text:p>
          </table:table-cell>
          <table:table-cell table:style-name="ce42" office:value-type="float" office:value="56572.2222222222" calcext:value-type="float">
            <text:p><text:s/>56,572 <text:s/></text:p>
          </table:table-cell>
          <table:table-cell table:style-name="ce42" office:value-type="float" office:value="12942.9152288187" calcext:value-type="float">
            <text:p><text:s/>12,9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899.3555555556" calcext:value-type="float">
            <text:p><text:s/>23,899 <text:s/></text:p>
          </table:table-cell>
          <table:table-cell table:style-name="ce42" office:value-type="float" office:value="140642.565217391" calcext:value-type="float">
            <text:p><text:s/>140,6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6380.444444444" calcext:value-type="float">
            <text:p><text:s/>136,380 <text:s/></text:p>
          </table:table-cell>
          <table:table-cell table:style-name="ce42" office:value-type="float" office:value="1663838.4" calcext:value-type="float">
            <text:p><text:s/>1,663,8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71.2" calcext:value-type="float">
            <text:p><text:s/>2,3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07156.622222222" calcext:value-type="float">
            <text:p><text:s/>107,157 <text:s/></text:p>
          </table:table-cell>
          <table:table-cell table:style-name="ce42" office:value-type="float" office:value="-147559.979487179" calcext:value-type="float">
            <text:p><text:s/>-147,5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678.896369637" calcext:value-type="float">
            <text:p><text:s/>44,679 <text:s/></text:p>
          </table:table-cell>
          <table:table-cell table:style-name="ce42" office:value-type="float" office:value="-4275.55555555557" calcext:value-type="float">
            <text:p><text:s/>-4,276 <text:s/></text:p>
          </table:table-cell>
          <table:table-cell table:style-name="ce42" office:value-type="float" office:value="-2454.95555555555" calcext:value-type="float">
            <text:p><text:s/>-2,4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5727.9555555556" calcext:value-type="float">
            <text:p><text:s/>-25,728 <text:s/></text:p>
          </table:table-cell>
          <table:table-cell table:style-name="ce42" office:value-type="float" office:value="-2341.82222222219" calcext:value-type="float">
            <text:p><text:s/>-2,34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285.33333333326" calcext:value-type="float">
            <text:p><text:s/>3,285 <text:s/></text:p>
          </table:table-cell>
          <table:table-cell table:style-name="ce43" office:value-type="float" office:value="919849.89059829" calcext:value-type="float">
            <text:p><text:s/>919,85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1163.1630363036" calcext:value-type="float">
            <text:p><text:s/>-31,163 <text:s/></text:p>
          </table:table-cell>
          <table:table-cell table:style-name="ce43" office:value-type="float" office:value="-51093.3333333333" calcext:value-type="float">
            <text:p><text:s/>-51,093 <text:s/></text:p>
          </table:table-cell>
          <table:table-cell table:style-name="ce43" office:value-type="float" office:value="228359.846479661" calcext:value-type="float">
            <text:p><text:s/>228,36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204.95555555556" calcext:value-type="float">
            <text:p><text:s/>9,205 <text:s/></text:p>
          </table:table-cell>
          <table:table-cell table:style-name="ce43" office:value-type="float" office:value="-65924.7429951691" calcext:value-type="float">
            <text:p><text:s/>-65,9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1327.2" calcext:value-type="float">
            <text:p><text:s/>61,327 <text:s/></text:p>
          </table:table-cell>
          <table:table-cell table:style-name="ce42" office:value-type="float" office:value="1861701.93504273" calcext:value-type="float">
            <text:p><text:s/>1,861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.13333333333333" calcext:value-type="float">
            <text:p><text:s/>2 <text:s/></text:p>
          </table:table-cell>
          <table:table-cell table:style-name="ce42" office:value-type="float" office:value="5.55555555555556" calcext:value-type="float">
            <text:p><text:s/>6 <text:s/></text:p>
          </table:table-cell>
          <table:table-cell table:style-name="ce42" office:value-type="float" office:value="12347.6333333333" calcext:value-type="float">
            <text:p><text:s/>12,3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372.677777778" calcext:value-type="float">
            <text:p><text:s/>127,3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42932.831883202" calcext:value-type="float">
            <text:p><text:s/>242,933 <text:s/></text:p>
          </table:table-cell>
          <table:table-cell table:style-name="ce42" office:value-type="float" office:value="5202562.77585338" calcext:value-type="float">
            <text:p><text:s/>5,202,5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2929.866666667" calcext:value-type="float">
            <text:p><text:s/>242,930 <text:s/></text:p>
          </table:table-cell>
          <table:table-cell table:style-name="ce42" office:value-type="float" office:value="5113162.71111111" calcext:value-type="float">
            <text:p><text:s/>5,113,1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.96521653511111" calcext:value-type="float">
            <text:p><text:s/>3 <text:s/></text:p>
          </table:table-cell>
          <table:table-cell table:style-name="ce43" office:value-type="float" office:value="89400.0647422641" calcext:value-type="float">
            <text:p><text:s/>89,40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199944.71111111" calcext:value-type="float">
            <text:p><text:s/>4,199,945 <text:s/></text:p>
          </table:table-cell>
          <table:table-cell table:style-name="ce42" office:value-type="float" office:value="12418702.8" calcext:value-type="float">
            <text:p><text:s/>12,418,7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535.04950495" calcext:value-type="float">
            <text:p><text:s/>349,535 <text:s/></text:p>
          </table:table-cell>
          <table:table-cell table:style-name="ce42" office:value-type="float" office:value="559520" calcext:value-type="float">
            <text:p><text:s/>559,520 <text:s/></text:p>
          </table:table-cell>
          <table:table-cell table:style-name="ce42" office:value-type="float" office:value="67342.5111111111" calcext:value-type="float">
            <text:p><text:s/>67,3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976.8" calcext:value-type="float">
            <text:p><text:s/>105,977 <text:s/></text:p>
          </table:table-cell>
          <table:table-cell table:style-name="ce42" office:value-type="float" office:value="1075054.56859903" calcext:value-type="float">
            <text:p><text:s/>1,075,0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114119.91466667" calcext:value-type="float">
            <text:p><text:s/>4,114,120 <text:s/></text:p>
          </table:table-cell>
          <table:table-cell table:style-name="ce42" office:value-type="float" office:value="12418702.8" calcext:value-type="float">
            <text:p><text:s/>12,418,7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535.04950495" calcext:value-type="float">
            <text:p><text:s/>349,535 <text:s/></text:p>
          </table:table-cell>
          <table:table-cell table:style-name="ce42" office:value-type="float" office:value="559520" calcext:value-type="float">
            <text:p><text:s/>559,520 <text:s/></text:p>
          </table:table-cell>
          <table:table-cell table:style-name="ce42" office:value-type="float" office:value="67342.5111111111" calcext:value-type="float">
            <text:p><text:s/>67,3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976.8" calcext:value-type="float">
            <text:p><text:s/>105,977 <text:s/></text:p>
          </table:table-cell>
          <table:table-cell table:style-name="ce42" office:value-type="float" office:value="971717.224599034" calcext:value-type="float">
            <text:p><text:s/>971,7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85824.7964444445" calcext:value-type="float">
            <text:p><text:s/>85,82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03337.344" calcext:value-type="float">
            <text:p><text:s/>103,3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509.9555555556" calcext:value-type="float">
            <text:p><text:s/>35,510 <text:s/></text:p>
          </table:table-cell>
          <table:table-cell table:style-name="ce42" office:value-type="float" office:value="982438.786444445" calcext:value-type="float">
            <text:p><text:s/>982,4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.333333333333" calcext:value-type="float">
            <text:p><text:s/>2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06.577777777778" calcext:value-type="float">
            <text:p><text:s/>107 <text:s/></text:p>
          </table:table-cell>
          <table:table-cell table:style-name="ce42" office:value-type="float" office:value="193.2" calcext:value-type="float">
            <text:p><text:s/>1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22.844444444444" calcext:value-type="float">
            <text:p><text:s/>623 <text:s/></text:p>
          </table:table-cell>
          <table:table-cell table:style-name="ce42" office:value-type="float" office:value="10037.2" calcext:value-type="float">
            <text:p><text:s/>10,0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3.333333333333" calcext:value-type="float">
            <text:p><text:s/>2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4640.7111111111" calcext:value-type="float">
            <text:p><text:s/>34,641 <text:s/></text:p>
          </table:table-cell>
          <table:table-cell table:style-name="ce42" office:value-type="float" office:value="972208.386444445" calcext:value-type="float">
            <text:p><text:s/>972,2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39.822222222222" calcext:value-type="float">
            <text:p><text:s/>14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863460.05700569" calcext:value-type="float">
            <text:p><text:s/>3,863,460 <text:s/></text:p>
          </table:table-cell>
          <table:table-cell table:style-name="ce44" office:value-type="float" office:value="5291849.19325774" calcext:value-type="float">
            <text:p><text:s/>5,291,84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8369.753135314" calcext:value-type="float">
            <text:p><text:s/>318,370 <text:s/></text:p>
          </table:table-cell>
          <table:table-cell table:style-name="ce44" office:value-type="float" office:value="508421.111111111" calcext:value-type="float">
            <text:p><text:s/>508,421 <text:s/></text:p>
          </table:table-cell>
          <table:table-cell table:style-name="ce44" office:value-type="float" office:value="283354.724257438" calcext:value-type="float">
            <text:p><text:s/>283,35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14908.422222222" calcext:value-type="float">
            <text:p><text:s/>114,908 <text:s/></text:p>
          </table:table-cell>
          <table:table-cell table:style-name="ce44" office:value-type="float" office:value="881757.147826087" calcext:value-type="float">
            <text:p><text:s/>881,75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863460.05700569" calcext:value-type="float">
            <text:p><text:s/>3,863,460 <text:s/></text:p>
          </table:table-cell>
          <table:table-cell table:style-name="ce44" office:value-type="float" office:value="5291849.19325774" calcext:value-type="float">
            <text:p><text:s/>5,291,849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3637.2666666667" calcext:value-type="float">
            <text:p><text:s/>83,63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2052.945894576" calcext:value-type="float">
            <text:p><text:s/>272,053 <text:s/></text:p>
          </table:table-cell>
          <table:table-cell table:style-name="ce42" office:value-type="float" office:value="4646122.6599244" calcext:value-type="float">
            <text:p><text:s/>4,646,1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637.2666666667" calcext:value-type="float">
            <text:p><text:s/>83,6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9529.8666666667" calcext:value-type="float">
            <text:p><text:s/>29,530 <text:s/></text:p>
          </table:table-cell>
          <table:table-cell table:style-name="ce42" office:value-type="float" office:value="12936.2222222222" calcext:value-type="float">
            <text:p><text:s/>12,9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0160.5333333333" calcext:value-type="float">
            <text:p><text:s/>30,161 <text:s/></text:p>
          </table:table-cell>
          <table:table-cell table:style-name="ce42" office:value-type="float" office:value="452711.057015335" calcext:value-type="float">
            <text:p><text:s/>452,7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7741.06666666667" calcext:value-type="float">
            <text:p><text:s/>7,741 <text:s/></text:p>
          </table:table-cell>
          <table:table-cell table:style-name="ce42" office:value-type="float" office:value="912912.504547042" calcext:value-type="float">
            <text:p><text:s/>912,9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09.955555555556" calcext:value-type="float">
            <text:p><text:s/>310 <text:s/></text:p>
          </table:table-cell>
          <table:table-cell table:style-name="ce42" office:value-type="float" office:value="25465.6" calcext:value-type="float">
            <text:p><text:s/>25,4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908.62222222222" calcext:value-type="float">
            <text:p><text:s/>1,909 <text:s/></text:p>
          </table:table-cell>
          <table:table-cell table:style-name="ce42" office:value-type="float" office:value="7691.2" calcext:value-type="float">
            <text:p><text:s/>7,69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114.99033902044" calcext:value-type="float">
            <text:p><text:s/>6,115 <text:s/></text:p>
          </table:table-cell>
          <table:table-cell table:style-name="ce42" office:value-type="float" office:value="464402.881295753" calcext:value-type="float">
            <text:p><text:s/>464,4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68.8888888889" calcext:value-type="float">
            <text:p><text:s/>10,5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713.777777777778" calcext:value-type="float">
            <text:p><text:s/>714 <text:s/></text:p>
          </table:table-cell>
          <table:table-cell table:style-name="ce42" office:value-type="float" office:value="1352.4" calcext:value-type="float">
            <text:p><text:s/>1,3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6649.3333333333" calcext:value-type="float">
            <text:p><text:s/>26,649 <text:s/></text:p>
          </table:table-cell>
          <table:table-cell table:style-name="ce42" office:value-type="float" office:value="1078455.59237943" calcext:value-type="float">
            <text:p><text:s/>1,078,4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6649.3333333333" calcext:value-type="float">
            <text:p><text:s/>26,649 <text:s/></text:p>
          </table:table-cell>
          <table:table-cell table:style-name="ce42" office:value-type="float" office:value="1078455.59241927" calcext:value-type="float">
            <text:p><text:s/>1,078,4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6649.3333333333" calcext:value-type="float">
            <text:p>( 26,649 <text:s/>)</text:p>
          </table:table-cell>
          <table:table-cell table:style-name="ce45" office:value-type="float" office:value="1078455.59243813" calcext:value-type="float">
            <text:p>( 1,078,45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-0.0000188599997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279884439179748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1857777792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783.28888888889" calcext:value-type="float">
            <text:p><text:s/>4,783 <text:s/></text:p>
          </table:table-cell>
          <table:table-cell table:style-name="ce42" office:value-type="float" office:value="101576.177777778" calcext:value-type="float">
            <text:p><text:s/>101,5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008.08888888889" calcext:value-type="float">
            <text:p><text:s/>1,008 <text:s/></text:p>
          </table:table-cell>
          <table:table-cell table:style-name="ce42" office:value-type="float" office:value="101124.355555556" calcext:value-type="float">
            <text:p><text:s/>101,1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4002.04444444444" calcext:value-type="float">
            <text:p><text:s/>4,002 <text:s/></text:p>
          </table:table-cell>
          <table:table-cell table:style-name="ce46" office:value-type="float" office:value="200636.491353511" calcext:value-type="float">
            <text:p><text:s/>200,63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3881.9555555556" calcext:value-type="float">
            <text:p><text:s/>33,882 <text:s/></text:p>
          </table:table-cell>
          <table:table-cell table:style-name="ce42" office:value-type="float" office:value="517405.955555556" calcext:value-type="float">
            <text:p><text:s/>517,4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3068.3777777778" calcext:value-type="float">
            <text:p><text:s/>73,0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4413.1555555556" calcext:value-type="float">
            <text:p><text:s/>24,413 <text:s/></text:p>
          </table:table-cell>
          <table:table-cell table:style-name="ce42" office:value-type="float" office:value="37922.4" calcext:value-type="float">
            <text:p><text:s/>37,92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80.3111111111" calcext:value-type="float">
            <text:p><text:s/>22,2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9468.8" calcext:value-type="float">
            <text:p><text:s/>9,469 <text:s/></text:p>
          </table:table-cell>
          <table:table-cell table:style-name="ce42" office:value-type="float" office:value="479483.555555556" calcext:value-type="float">
            <text:p><text:s/>479,4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788.0666666667" calcext:value-type="float">
            <text:p><text:s/>50,7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35.288888888889" calcext:value-type="float">
            <text:p>( 735 <text:s/>)</text:p>
          </table:table-cell>
          <table:table-cell table:style-name="ce45" office:value-type="float" office:value="29449.2" calcext:value-type="float">
            <text:p>( 29,44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243.02222222222" calcext:value-type="float">
            <text:p>( 2,243 <text:s/>)</text:p>
          </table:table-cell>
          <table:table-cell table:style-name="ce47" office:value-type="float" office:value="251828.533333333" calcext:value-type="float">
            <text:p>( 251,82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942.2222222222" calcext:value-type="float">
            <text:p><text:s/>17,942 <text:s/></text:p>
          </table:table-cell>
          <table:table-cell table:style-name="ce42" office:value-type="float" office:value="471558.266666667" calcext:value-type="float">
            <text:p><text:s/>471,5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172.4444444444" calcext:value-type="float">
            <text:p><text:s/>16,172 <text:s/></text:p>
          </table:table-cell>
          <table:table-cell table:style-name="ce42" office:value-type="float" office:value="412270.4" calcext:value-type="float">
            <text:p><text:s/>412,2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769.77777777778" calcext:value-type="float">
            <text:p><text:s/>1,770 <text:s/></text:p>
          </table:table-cell>
          <table:table-cell table:style-name="ce42" office:value-type="float" office:value="59287.8666666667" calcext:value-type="float">
            <text:p><text:s/>59,2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575.28888888889" calcext:value-type="float">
            <text:p><text:s/>5,575 <text:s/></text:p>
          </table:table-cell>
          <table:table-cell table:style-name="ce42" office:value-type="float" office:value="76822.0444444444" calcext:value-type="float">
            <text:p><text:s/>76,8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836.26666666667" calcext:value-type="float">
            <text:p><text:s/>1,836 <text:s/></text:p>
          </table:table-cell>
          <table:table-cell table:style-name="ce46" office:value-type="float" office:value="17829.6" calcext:value-type="float">
            <text:p><text:s/>17,83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8821.51111111111" calcext:value-type="float">
            <text:p><text:s/>8,822 <text:s/></text:p>
          </table:table-cell>
          <table:table-cell table:style-name="ce42" office:value-type="float" office:value="61512.2222222222" calcext:value-type="float">
            <text:p><text:s/>61,5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590.8444444444" calcext:value-type="float">
            <text:p><text:s/>12,591 <text:s/></text:p>
          </table:table-cell>
          <table:table-cell table:style-name="ce42" office:value-type="float" office:value="43346.3111111111" calcext:value-type="float">
            <text:p><text:s/>43,3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670.31111111111" calcext:value-type="float">
            <text:p><text:s/>2,670 <text:s/></text:p>
          </table:table-cell>
          <table:table-cell table:style-name="ce42" office:value-type="float" office:value="28787.8222222222" calcext:value-type="float">
            <text:p><text:s/>28,7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87.733333333333" calcext:value-type="float">
            <text:p><text:s/>18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75625.2444444444" calcext:value-type="float">
            <text:p><text:s/>75,625 <text:s/></text:p>
          </table:table-cell>
          <table:table-cell table:style-name="ce42" office:value-type="float" office:value="69595.9555555556" calcext:value-type="float">
            <text:p><text:s/>69,5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458112.8" calcext:value-type="float">
            <text:p><text:s/>2,458,113 <text:s/></text:p>
          </table:table-cell>
          <table:table-cell table:style-name="ce42" office:value-type="float" office:value="130442.711111111" calcext:value-type="float">
            <text:p><text:s/>130,4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297374.93333333" calcext:value-type="float">
            <text:p><text:s/>2,297,37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8031.3777777778" calcext:value-type="float">
            <text:p><text:s/>48,03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112706.488888889" calcext:value-type="float">
            <text:p><text:s/>112,706 <text:s/></text:p>
          </table:table-cell>
          <table:table-cell table:style-name="ce42" office:value-type="float" office:value="130442.711111111" calcext:value-type="float">
            <text:p><text:s/>130,4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51270.666666667" calcext:value-type="float">
            <text:p><text:s/>751,271 <text:s/></text:p>
          </table:table-cell>
          <table:table-cell table:style-name="ce42" office:value-type="float" office:value="195802.577777778" calcext:value-type="float">
            <text:p><text:s/>195,8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732.62222222222" calcext:value-type="float">
            <text:p><text:s/>1,733 <text:s/></text:p>
          </table:table-cell>
          <table:table-cell table:style-name="ce42" office:value-type="float" office:value="1560.93333333333" calcext:value-type="float">
            <text:p><text:s/>1,5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49538.044444445" calcext:value-type="float">
            <text:p><text:s/>749,538 <text:s/></text:p>
          </table:table-cell>
          <table:table-cell table:style-name="ce43" office:value-type="float" office:value="194241.644444444" calcext:value-type="float">
            <text:p><text:s/>194,24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82023.644444444" calcext:value-type="float">
            <text:p><text:s/>382,024 <text:s/></text:p>
          </table:table-cell>
          <table:table-cell table:style-name="ce42" office:value-type="float" office:value="319481.244444444" calcext:value-type="float">
            <text:p><text:s/>319,4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2848.7111111111" calcext:value-type="float">
            <text:p><text:s/>22,849 <text:s/></text:p>
          </table:table-cell>
          <table:table-cell table:style-name="ce42" office:value-type="float" office:value="59583.2888888889" calcext:value-type="float">
            <text:p><text:s/>59,5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838.48888888889" calcext:value-type="float">
            <text:p><text:s/>2,838 <text:s/></text:p>
          </table:table-cell>
          <table:table-cell table:style-name="ce42" office:value-type="float" office:value="3369.24444444444" calcext:value-type="float">
            <text:p><text:s/>3,3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1364.7111111111" calcext:value-type="float">
            <text:p><text:s/>11,365 <text:s/></text:p>
          </table:table-cell>
          <table:table-cell table:style-name="ce42" office:value-type="float" office:value="156.4" calcext:value-type="float">
            <text:p><text:s/>1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5264.35555555556" calcext:value-type="float">
            <text:p><text:s/>5,26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438.84444444444" calcext:value-type="float">
            <text:p><text:s/>3,439 <text:s/></text:p>
          </table:table-cell>
          <table:table-cell table:style-name="ce42" office:value-type="float" office:value="1467.91111111111" calcext:value-type="float">
            <text:p><text:s/>1,4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6804.8" calcext:value-type="float">
            <text:p><text:s/>246,805 <text:s/></text:p>
          </table:table-cell>
          <table:table-cell table:style-name="ce42" office:value-type="float" office:value="213874.444444444" calcext:value-type="float">
            <text:p><text:s/>213,8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9463.7333333333" calcext:value-type="float">
            <text:p><text:s/>89,464 <text:s/></text:p>
          </table:table-cell>
          <table:table-cell table:style-name="ce43" office:value-type="float" office:value="41029.9555555556" calcext:value-type="float">
            <text:p><text:s/>41,03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369.753135314" calcext:value-type="float">
            <text:p><text:s/>318,370 <text:s/></text:p>
          </table:table-cell>
          <table:table-cell table:style-name="ce42" office:value-type="float" office:value="508421.111111111" calcext:value-type="float">
            <text:p><text:s/>508,421 <text:s/></text:p>
          </table:table-cell>
          <table:table-cell table:style-name="ce42" office:value-type="float" office:value="283354.724257438" calcext:value-type="float">
            <text:p><text:s/>283,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271.1555555556" calcext:value-type="float">
            <text:p><text:s/>31,271 <text:s/></text:p>
          </table:table-cell>
          <table:table-cell table:style-name="ce42" office:value-type="float" office:value="881757.147826087" calcext:value-type="float">
            <text:p><text:s/>881,75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369.753135314" calcext:value-type="float">
            <text:p><text:s/>318,370 <text:s/></text:p>
          </table:table-cell>
          <table:table-cell table:style-name="ce42" office:value-type="float" office:value="508421.111111111" calcext:value-type="float">
            <text:p><text:s/>508,421 <text:s/></text:p>
          </table:table-cell>
          <table:table-cell table:style-name="ce42" office:value-type="float" office:value="283354.724257438" calcext:value-type="float">
            <text:p><text:s/>283,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271.1555555556" calcext:value-type="float">
            <text:p><text:s/>31,271 <text:s/></text:p>
          </table:table-cell>
          <table:table-cell table:style-name="ce42" office:value-type="float" office:value="881757.147826087" calcext:value-type="float">
            <text:p><text:s/>881,75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77627.850260794" calcext:value-type="float">
            <text:p><text:s/>977,628 <text:s/></text:p>
          </table:table-cell>
          <table:table-cell table:style-name="ce42" office:value-type="float" office:value="21270395.6730892" calcext:value-type="float">
            <text:p><text:s/>21,270,3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77613.662260793" calcext:value-type="float">
            <text:p><text:s/>977,614 <text:s/></text:p>
          </table:table-cell>
          <table:table-cell table:style-name="ce42" office:value-type="float" office:value="20640276.2817392" calcext:value-type="float">
            <text:p><text:s/>20,640,2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4.188" calcext:value-type="float">
            <text:p><text:s/>14 <text:s/></text:p>
          </table:table-cell>
          <table:table-cell table:style-name="ce42" office:value-type="float" office:value="630119.39135" calcext:value-type="float">
            <text:p><text:s/>630,1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264524.3" calcext:value-type="float">
            <text:p><text:s/>1,264,524 <text:s/></text:p>
          </table:table-cell>
          <table:table-cell table:style-name="ce41" office:value-type="float" office:value="0" calcext:value-type="float">
            <text:p/>
          </table:table-cell>
          <table:table-cell table:number-columns-repeated="3" table:style-name="ce41" office:value-type="float" office:value="45754.6106768737" calcext:value-type="float">
            <text:p><text:s/>45,75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234760.5" calcext:value-type="float">
            <text:p><text:s/>234,7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029763.8" calcext:value-type="float">
            <text:p><text:s/>1,029,764 <text:s/></text:p>
          </table:table-cell>
          <table:table-cell table:style-name="ce43" office:value-type="float" office:value="0" calcext:value-type="float">
            <text:p/>
          </table:table-cell>
          <table:table-cell table:number-columns-repeated="3" table:style-name="ce43" office:value-type="float" office:value="45754.6106768737" calcext:value-type="float">
            <text:p><text:s/>45,75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2664.985205538" calcext:value-type="float">
            <text:p><text:s/>2,665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45754.61068122" calcext:value-type="float">
            <text:p><text:s/>45,75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2664.985205538" calcext:value-type="float">
            <text:p><text:s/>2,665 <text:s/></text:p>
          </table:table-cell>
          <table:table-cell table:style-name="ce43" office:value-type="float" office:value="0" calcext:value-type="float">
            <text:p/>
          </table:table-cell>
          <table:table-cell table:number-columns-repeated="3" table:style-name="ce43" office:value-type="float" office:value="45754.61068122" calcext:value-type="float">
            <text:p><text:s/>45,75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57150.9" calcext:value-type="float">
            <text:p><text:s/>57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57150.9" calcext:value-type="float">
            <text:p><text:s/>57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969947.914794462" calcext:value-type="float">
            <text:p><text:s/>969,948 <text:s/></text:p>
          </table:table-cell>
          <table:table-cell table:style-name="ce44" office:value-type="float" office:value="0" calcext:value-type="float">
            <text:p/>
          </table:table-cell>
          <table:table-cell table:number-columns-repeated="3" table:style-name="ce44" office:value-type="float" office:value="-0.0000043463207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770150.614794462" calcext:value-type="float">
            <text:p><text:s/>770,151 <text:s/></text:p>
          </table:table-cell>
          <table:table-cell table:style-name="ce44" office:value-type="float" office:value="0" calcext:value-type="float">
            <text:p/>
          </table:table-cell>
          <table:table-cell table:number-columns-repeated="3" table:style-name="ce44" office:value-type="float" office:value="-0.0000043463207" calcext:value-type="float">
            <text:p><text:s/>-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77556.414794462" calcext:value-type="float">
            <text:p><text:s/>177,556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3463207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48.5" calcext:value-type="float">
            <text:p><text:s/>1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5398.914794462" calcext:value-type="float">
            <text:p><text:s/>15,3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659.7" calcext:value-type="float">
            <text:p><text:s/>6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6.2" calcext:value-type="float">
            <text:p><text:s/>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3463207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2828.7" calcext:value-type="float">
            <text:p><text:s/>2,8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345.6" calcext:value-type="float">
            <text:p><text:s/>34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22254.2" calcext:value-type="float">
            <text:p><text:s/>122,2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22254.2" calcext:value-type="float">
            <text:p><text:s/>122,2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72601.2" calcext:value-type="float">
            <text:p>( 72,60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6606.6" calcext:value-type="float">
            <text:p>( 36,60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452.5" calcext:value-type="float">
            <text:p><text:s/>2,4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655.2" calcext:value-type="float">
            <text:p><text:s/>65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32759.1" calcext:value-type="float">
            <text:p><text:s/>32,7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37.8" calcext:value-type="float">
            <text:p><text:s/>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100344.6" calcext:value-type="float">
            <text:p><text:s/>100,3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87133.5" calcext:value-type="float">
            <text:p><text:s/>87,1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9306.9" calcext:value-type="float">
            <text:p><text:s/>9,3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904.2" calcext:value-type="float">
            <text:p><text:s/>3,90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492249.6" calcext:value-type="float">
            <text:p><text:s/>492,250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199797.3" calcext:value-type="float">
            <text:p><text:s/>199,7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199797.3" calcext:value-type="float">
            <text:p><text:s/>199,7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0253.183374" calcext:value-type="float">
            <text:p><text:s/>130,253 <text:s/></text:p>
          </table:table-cell>
          <table:table-cell table:style-name="ce42" office:value-type="float" office:value="31436" calcext:value-type="float">
            <text:p><text:s/>31,436 <text:s/></text:p>
          </table:table-cell>
          <table:table-cell table:style-name="ce42" office:value-type="float" office:value="98817.183374" calcext:value-type="float">
            <text:p><text:s/>98,817 <text:s/></text:p>
          </table:table-cell>
          <table:table-cell table:number-columns-repeated="3" table:style-name="ce42" office:value-type="float" office:value="192204.934271" calcext:value-type="float">
            <text:p><text:s/>192,2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30253.183374" calcext:value-type="float">
            <text:p><text:s/>130,253 <text:s/></text:p>
          </table:table-cell>
          <table:table-cell table:style-name="ce42" office:value-type="float" office:value="31436" calcext:value-type="float">
            <text:p><text:s/>31,436 <text:s/></text:p>
          </table:table-cell>
          <table:table-cell table:style-name="ce42" office:value-type="float" office:value="98817.183374" calcext:value-type="float">
            <text:p><text:s/>98,817 <text:s/></text:p>
          </table:table-cell>
          <table:table-cell table:number-columns-repeated="3" table:style-name="ce42" office:value-type="float" office:value="192204.934271" calcext:value-type="float">
            <text:p><text:s/>192,20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64730.173493333" calcext:value-type="float">
            <text:p><text:s/>464,730 <text:s/></text:p>
          </table:table-cell>
          <table:table-cell table:style-name="ce41" office:value-type="float" office:value="3093.936" calcext:value-type="float">
            <text:p><text:s/>3,094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187512.84755555" calcext:value-type="float">
            <text:p><text:s/>8,187,5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187512.84755555" calcext:value-type="float">
            <text:p><text:s/>8,187,513 <text:s/></text:p>
          </table:table-cell>
          <table:table-cell table:style-name="ce43" office:value-type="float" office:value="464730.173493333" calcext:value-type="float">
            <text:p><text:s/>464,730 <text:s/></text:p>
          </table:table-cell>
          <table:table-cell table:style-name="ce43" office:value-type="float" office:value="3093.936" calcext:value-type="float">
            <text:p><text:s/>3,09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7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4.485695011092" calcext:value-type="float">
            <text:p><text:s/>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187512.84755555" calcext:value-type="float">
            <text:p><text:s/>8,187,513 <text:s/></text:p>
          </table:table-cell>
          <table:table-cell table:style-name="ce42" office:value-type="float" office:value="638533.402382222" calcext:value-type="float">
            <text:p><text:s/>638,533 <text:s/></text:p>
          </table:table-cell>
          <table:table-cell table:style-name="ce42" office:value-type="float" office:value="3093.936" calcext:value-type="float">
            <text:p><text:s/>3,0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187512.84755555" calcext:value-type="float">
            <text:p><text:s/>8,187,513 <text:s/></text:p>
          </table:table-cell>
          <table:table-cell table:style-name="ce42" office:value-type="float" office:value="638533.402382222" calcext:value-type="float">
            <text:p><text:s/>638,533 <text:s/></text:p>
          </table:table-cell>
          <table:table-cell table:style-name="ce42" office:value-type="float" office:value="3093.936" calcext:value-type="float">
            <text:p><text:s/>3,09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803.228888889" calcext:value-type="float">
            <text:p><text:s/>173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32189.92092" calcext:value-type="float">
            <text:p><text:s/>8,032,1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803.228888889" calcext:value-type="float">
            <text:p><text:s/>173,8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32189.92092" calcext:value-type="float">
            <text:p><text:s/>8,032,1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5953.061508889" calcext:value-type="float">
            <text:p><text:s/>765,9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02.22536666667" calcext:value-type="float">
            <text:p><text:s/>5,3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.296344444444" calcext:value-type="float">
            <text:p><text:s/>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5.45776444444" calcext:value-type="float">
            <text:p><text:s/>1,2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530.4081" calcext:value-type="float">
            <text:p><text:s/>174,5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0024.258377778" calcext:value-type="float">
            <text:p><text:s/>370,0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537.415555556" calcext:value-type="float">
            <text:p><text:s/>214,5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60074.344882767" calcext:value-type="float">
            <text:p><text:s/>460,0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806068.02883333" calcext:value-type="float">
            <text:p><text:s/>6,806,0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6806068.02883333" calcext:value-type="float">
            <text:p><text:s/>6,806,0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22820.24311556" calcext:value-type="float">
            <text:p><text:s/>4,022,8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835.2169222222" calcext:value-type="float">
            <text:p><text:s/>10,8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001.532964444" calcext:value-type="float">
            <text:p><text:s/>227,0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3769.083548889" calcext:value-type="float">
            <text:p><text:s/>653,7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327.9660044444" calcext:value-type="float">
            <text:p><text:s/>13,3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898.1421755556" calcext:value-type="float">
            <text:p><text:s/>67,8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224.356735556" calcext:value-type="float">
            <text:p><text:s/>264,2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99.0244866667" calcext:value-type="float">
            <text:p><text:s/>16,6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0624.787215556" calcext:value-type="float">
            <text:p><text:s/>710,6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544.57916" calcext:value-type="float">
            <text:p><text:s/>207,5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8448.12166" calcext:value-type="float">
            <text:p>( 128,44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4067.5809911111" calcext:value-type="float">
            <text:p>( 54,06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028.8765088889" calcext:value-type="float">
            <text:p>( 25,02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835.064077778" calcext:value-type="float">
            <text:p><text:s/>295,83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245.143977778" calcext:value-type="float">
            <text:p><text:s/>207,2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264.996466667" calcext:value-type="float">
            <text:p><text:s/>126,2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514.8901955556" calcext:value-type="float">
            <text:p><text:s/>51,5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91797.103202222" calcext:value-type="float">
            <text:p><text:s/>191,7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0907.527624444" calcext:value-type="float">
            <text:p><text:s/>340,9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556.880144444" calcext:value-type="float">
            <text:p><text:s/>199,5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350.64748" calcext:value-type="float">
            <text:p><text:s/>141,3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2899.24156" calcext:value-type="float">
            <text:p><text:s/>482,8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4878.172231111" calcext:value-type="float">
            <text:p><text:s/>464,8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21.0693288889" calcext:value-type="float">
            <text:p><text:s/>18,0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005.42010666667" calcext:value-type="float">
            <text:p>( 7,00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702.131226667" calcext:value-type="float">
            <text:p><text:s/>226,7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99867.7451" calcext:value-type="float">
            <text:p><text:s/>99,8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069.955166667" calcext:value-type="float">
            <text:p><text:s/>294,0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024.9090666667" calcext:value-type="float">
            <text:p><text:s/>85,0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058.2627777778" calcext:value-type="float">
            <text:p><text:s/>69,05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248.23372" calcext:value-type="float">
            <text:p><text:s/>69,2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85.1369555556" calcext:value-type="float">
            <text:p><text:s/>21,0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39.6946244444" calcext:value-type="float">
            <text:p><text:s/>22,0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39.6946244444" calcext:value-type="float">
            <text:p><text:s/>22,0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826.816391111" calcext:value-type="float">
            <text:p><text:s/>166,8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563.1730888889" calcext:value-type="float">
            <text:p><text:s/>22,5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4263.643302222" calcext:value-type="float">
            <text:p><text:s/>144,2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7822.08733333" calcext:value-type="float">
            <text:p><text:s/>1,177,8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278.872736759" calcext:value-type="float">
            <text:p><text:s/>142,2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237.7348142807" calcext:value-type="float">
            <text:p><text:s/>59,2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549.9954155556" calcext:value-type="float">
            <text:p><text:s/>18,5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77.5645711111" calcext:value-type="float">
            <text:p><text:s/>17,0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817.9387066667" calcext:value-type="float">
            <text:p><text:s/>37,8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131.6541067481" calcext:value-type="float">
            <text:p><text:s/>32,1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92.2695043481" calcext:value-type="float">
            <text:p><text:s/>12,9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1540.719242309" calcext:value-type="float">
            <text:p><text:s/>181,5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5948.824828889" calcext:value-type="float">
            <text:p><text:s/>175,9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00246.513406667" calcext:value-type="float">
            <text:p><text:s/>500,2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416559.18736889" calcext:value-type="float">
            <text:p><text:s/>1,416,5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276138" calcext:value-type="float">
            <text:p><text:s/>28,276,138 <text:s/></text:p>
          </table:table-cell>
          <table:table-cell table:style-name="ce42" office:value-type="float" office:value="6682326.304" calcext:value-type="float">
            <text:p><text:s/>6,682,326 <text:s/></text:p>
          </table:table-cell>
          <table:table-cell table:style-name="ce42" office:value-type="float" office:value="3237.84" calcext:value-type="float">
            <text:p><text:s/>3,2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8276138" calcext:value-type="float">
            <text:p><text:s/>28,276,138 <text:s/></text:p>
          </table:table-cell>
          <table:table-cell table:style-name="ce42" office:value-type="float" office:value="6682326.304" calcext:value-type="float">
            <text:p><text:s/>6,682,326 <text:s/></text:p>
          </table:table-cell>
          <table:table-cell table:style-name="ce42" office:value-type="float" office:value="3237.84" calcext:value-type="float">
            <text:p><text:s/>3,2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8年(西元1989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4882" calcext:value-type="float">
            <text:p><text:s/>14,8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441459.13239192" calcext:value-type="float">
            <text:p><text:s/>2,441,459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520329.7939307" calcext:value-type="float">
            <text:p><text:s/>49,520,330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7675.99155732" calcext:value-type="float">
            <text:p><text:s/>1,447,676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2590.04444444" calcext:value-type="float">
            <text:p><text:s/>1,802,590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730.453333333" calcext:value-type="float">
            <text:p><text:s/>548,730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77173.215484721" calcext:value-type="float">
            <text:p><text:s/>-477,17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4882" calcext:value-type="float">
            <text:p><text:s/>14,88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8639965.6524722" calcext:value-type="float">
            <text:p><text:s/>48,639,966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6758.24526496" calcext:value-type="float">
            <text:p><text:s/>3,406,758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4.4856950110526" calcext:value-type="float">
            <text:p><text:s/>94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312112.293317" calcext:value-type="float">
            <text:p><text:s/>50,312,112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9991.11888889" calcext:value-type="float">
            <text:p><text:s/>3,079,991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0638.78718889" calcext:value-type="float">
            <text:p><text:s/>2,000,639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577595.6555556" calcext:value-type="float">
            <text:p><text:s/>24,577,596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31220.2837156" calcext:value-type="float">
            <text:p><text:s/>19,731,220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22666.447968103" calcext:value-type="float">
            <text:p><text:s/>922,66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61549.8953573" calcext:value-type="float">
            <text:p><text:s/>40,361,550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92971.0929111" calcext:value-type="float">
            <text:p><text:s/>38,392,971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68578.80244622" calcext:value-type="float">
            <text:p><text:s/>1,968,579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87057.83339778" calcext:value-type="float">
            <text:p><text:s/>3,487,05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59.1887" calcext:value-type="float">
            <text:p><text:s/>6,259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917.683122222" calcext:value-type="float">
            <text:p><text:s/>316,918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146.999333333" calcext:value-type="float">
            <text:p><text:s/>311,147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26.32443111111" calcext:value-type="float">
            <text:p><text:s/>1,226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0434.40832222" calcext:value-type="float">
            <text:p><text:s/>2,260,434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057.125044444" calcext:value-type="float">
            <text:p><text:s/>376,057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537.415555556" calcext:value-type="float">
            <text:p><text:s/>214,537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8.688888888889" calcext:value-type="float">
            <text:p><text:s/>479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92202.6819161" calcext:value-type="float">
            <text:p><text:s/>492,203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4882" calcext:value-type="float">
            <text:p><text:s/>14,88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303290.0082387" calcext:value-type="float">
            <text:p><text:s/>31,303,290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4882" calcext:value-type="float">
            <text:p><text:s/>14,88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642752.2785754" calcext:value-type="float">
            <text:p><text:s/>26,642,752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50939.0526354" calcext:value-type="float">
            <text:p><text:s/>13,050,939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740.9891444445" calcext:value-type="float">
            <text:p><text:s/>65,74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5887.339440908" calcext:value-type="float">
            <text:p><text:s/>735,887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3667.96242042" calcext:value-type="float">
            <text:p><text:s/>1,613,668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444.9993377778" calcext:value-type="float">
            <text:p><text:s/>39,445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7963.9088422222" calcext:value-type="float">
            <text:p><text:s/>77,964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6769.956185758" calcext:value-type="float">
            <text:p><text:s/>936,770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59.8889311111" calcext:value-type="float">
            <text:p><text:s/>20,860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02739.99669549" calcext:value-type="float">
            <text:p><text:s/>2,402,740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1502.40884476" calcext:value-type="float">
            <text:p><text:s/>1,401,502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82064.54965369" calcext:value-type="float">
            <text:p>( 1,282,065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4408.9826821871" calcext:value-type="float">
            <text:p>( 94,409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028.8765088889" calcext:value-type="float">
            <text:p>( 25,029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5279.729405492" calcext:value-type="float">
            <text:p><text:s/>575,280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276.628445235" calcext:value-type="float">
            <text:p><text:s/>415,277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681.23" calcext:value-type="float">
            <text:p><text:s/>10,681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587.223133333" calcext:value-type="float">
            <text:p><text:s/>238,58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679.361528889" calcext:value-type="float">
            <text:p><text:s/>163,679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13092.683889067" calcext:value-type="float">
            <text:p><text:s/>413,093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17981.99318" calcext:value-type="float">
            <text:p><text:s/>3,117,982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6004.6957" calcext:value-type="float">
            <text:p><text:s/>1,926,005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1977.29748" calcext:value-type="float">
            <text:p><text:s/>1,191,977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2928.235111111" calcext:value-type="float">
            <text:p>( 152,928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96132.496444444" calcext:value-type="float">
            <text:p>( 296,132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8588.72500379" calcext:value-type="float">
            <text:p><text:s/>1,838,589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9882.48545268" calcext:value-type="float">
            <text:p><text:s/>1,749,882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706.2395511111" calcext:value-type="float">
            <text:p><text:s/>88,706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144.08677333333" calcext:value-type="float">
            <text:p>( 7,144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6384.049448889" calcext:value-type="float">
            <text:p><text:s/>316,384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30149.250655556" calcext:value-type="float">
            <text:p><text:s/>130,149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431.941388889" calcext:value-type="float">
            <text:p><text:s/>415,432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597.841955556" calcext:value-type="float">
            <text:p><text:s/>148,598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675.626333333" calcext:value-type="float">
            <text:p><text:s/>135,676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138.83372" calcext:value-type="float">
            <text:p><text:s/>70,139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556.4814" calcext:value-type="float">
            <text:p><text:s/>169,556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3297.48573556" calcext:value-type="float">
            <text:p><text:s/>6,783,297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029.88" calcext:value-type="float">
            <text:p><text:s/>91,030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79047.33333333" calcext:value-type="float">
            <text:p><text:s/>6,379,047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71.0724022222" calcext:value-type="float">
            <text:p><text:s/>70,071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149.2" calcext:value-type="float">
            <text:p><text:s/>243,149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4792.10528" calcext:value-type="float">
            <text:p><text:s/>1,114,792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42.4730888889" calcext:value-type="float">
            <text:p><text:s/>26,742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88049.63219111" calcext:value-type="float">
            <text:p><text:s/>1,088,050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46.46" calcext:value-type="float">
            <text:p><text:s/>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47908.75088889" calcext:value-type="float">
            <text:p><text:s/>2,447,909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278.872736759" calcext:value-type="float">
            <text:p><text:s/>142,279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067.845480947" calcext:value-type="float">
            <text:p><text:s/>260,068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36.1176377778" calcext:value-type="float">
            <text:p><text:s/>24,836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35.6090155556" calcext:value-type="float">
            <text:p><text:s/>28,736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574.4498177778" calcext:value-type="float">
            <text:p><text:s/>54,574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577.2763289704" calcext:value-type="float">
            <text:p><text:s/>42,577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92.2695043481" calcext:value-type="float">
            <text:p><text:s/>12,992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1540.719242309" calcext:value-type="float">
            <text:p><text:s/>181,541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446.46" calcext:value-type="float">
            <text:p><text:s/>4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8442.12838444" calcext:value-type="float">
            <text:p><text:s/>1,028,442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71863.46274" calcext:value-type="float">
            <text:p><text:s/>671,863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4435.54" calcext:value-type="float">
            <text:p><text:s/>14,43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245814.88403556" calcext:value-type="float">
            <text:p><text:s/>3,245,815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0537.72966328" calcext:value-type="float">
            <text:p><text:s/>4,660,538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60537.72966328" calcext:value-type="float">
            <text:p><text:s/>4,660,538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94846.49333333" calcext:value-type="float">
            <text:p>( 2,294,846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57808.704" calcext:value-type="float">
            <text:p><text:s/>84,057,809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185035.704" calcext:value-type="float">
            <text:p><text:s/>80,185,036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72773" calcext:value-type="float">
            <text:p><text:s/>3,872,773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